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b30f79e" officeooo:paragraph-rsid="0b30f79e"/>
    </style:style>
    <style:style style:name="P2" style:family="paragraph" style:parent-style-name="Standard">
      <style:text-properties style:font-name="DejaVu Sans" fo:font-weight="bold" officeooo:rsid="0b63a8f9" officeooo:paragraph-rsid="0b63a8f9" style:font-weight-asian="bold" style:font-weight-complex="bold"/>
    </style:style>
    <style:style style:name="P3" style:family="paragraph" style:parent-style-name="Standard">
      <style:text-properties style:font-name="DejaVu Sans" fo:font-weight="bold" officeooo:rsid="0b63a8f9" officeooo:paragraph-rsid="0e0ff5f8" style:font-weight-asian="bold" style:font-weight-complex="bold"/>
    </style:style>
    <style:style style:name="P4" style:family="paragraph" style:parent-style-name="Standard">
      <style:text-properties style:font-name="DejaVu Sans" fo:font-weight="bold" officeooo:rsid="0960aa55" officeooo:paragraph-rsid="0ec624ab" style:font-weight-asian="bold" style:font-weight-complex="bold"/>
    </style:style>
    <style:style style:name="P5" style:family="paragraph" style:parent-style-name="Standard">
      <style:text-properties style:font-name="DejaVu Sans" fo:font-weight="bold" officeooo:rsid="077a6193" officeooo:paragraph-rsid="096386b6" style:font-weight-asian="bold" style:font-weight-complex="bold"/>
    </style:style>
    <style:style style:name="P6" style:family="paragraph" style:parent-style-name="Standard">
      <style:text-properties style:font-name="DejaVu Sans" fo:font-weight="bold" officeooo:rsid="0732101a" officeooo:paragraph-rsid="09640913" style:font-weight-asian="bold" style:font-weight-complex="bold"/>
    </style:style>
    <style:style style:name="P7" style:family="paragraph" style:parent-style-name="Standard">
      <style:text-properties style:font-name="DejaVu Sans" fo:font-weight="bold" officeooo:rsid="0732101a" officeooo:paragraph-rsid="096dbf0b" style:font-weight-asian="bold" style:font-weight-complex="bold"/>
    </style:style>
    <style:style style:name="P8" style:family="paragraph" style:parent-style-name="Standard">
      <style:text-properties style:font-name="DejaVu Sans" fo:font-weight="bold" officeooo:rsid="09670ddb" officeooo:paragraph-rsid="0ec67fe1" style:font-weight-asian="bold" style:font-weight-complex="bold"/>
    </style:style>
    <style:style style:name="P9" style:family="paragraph" style:parent-style-name="Standard">
      <style:text-properties style:font-name="DejaVu Sans" fo:font-weight="bold" officeooo:rsid="09670ddb" officeooo:paragraph-rsid="0f3e1ce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weight="bold" officeooo:paragraph-rsid="0a8a7ec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" fo:font-weight="bold" officeooo:paragraph-rsid="0b37221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ans" fo:font-weight="bold" officeooo:paragraph-rsid="0e0eef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rsid="0d2d18c7" officeooo:paragraph-rsid="0e12d974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97a15a6" officeooo:paragraph-rsid="0ed90e78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b8ddee7" officeooo:paragraph-rsid="0ec90f55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e422cc9" officeooo:paragraph-rsid="0e58bfdd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e4a1636" officeooo:paragraph-rsid="0e9185dc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a525c8e" officeooo:paragraph-rsid="0ecb2f5f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a54af44" officeooo:paragraph-rsid="0ed163fd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b544eed" officeooo:paragraph-rsid="0d654347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b544eed" officeooo:paragraph-rsid="0ecccc2e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b544eed" officeooo:paragraph-rsid="0f6ff6b7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b544eed" officeooo:paragraph-rsid="0c4d7f38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b544eed" officeooo:paragraph-rsid="0f9bdaa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b5c18f3" officeooo:paragraph-rsid="0b5c18f3" style:font-weight-asian="bold" style:font-weight-complex="bold"/>
    </style:style>
    <style:style style:name="P27" style:family="paragraph" style:parent-style-name="Standard">
      <style:text-properties style:font-name="DejaVu Sans" fo:font-weight="normal" officeooo:rsid="0b43f044" officeooo:paragraph-rsid="0b43db55" style:font-weight-asian="normal" style:font-weight-complex="normal"/>
    </style:style>
    <style:style style:name="P28" style:family="paragraph" style:parent-style-name="Standard">
      <style:text-properties style:font-name="DejaVu Sans" fo:font-weight="normal" officeooo:rsid="0b63a8f9" officeooo:paragraph-rsid="0b63a8f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weight="normal" officeooo:rsid="0813cbe3" officeooo:paragraph-rsid="0c3766b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f248f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weight="normal" officeooo:rsid="07146ed0" officeooo:paragraph-rsid="0a8a7eca" style:font-weight-asian="normal" style:font-weight-complex="normal"/>
    </style:style>
    <style:style style:name="P32" style:family="paragraph" style:parent-style-name="Standard">
      <style:text-properties style:font-name="DejaVu Sans" fo:font-weight="normal" officeooo:rsid="0a54af44" officeooo:paragraph-rsid="0a525c8e" style:font-weight-asian="normal" style:font-weight-complex="normal"/>
    </style:style>
    <style:style style:name="P33" style:family="paragraph" style:parent-style-name="Standard">
      <style:text-properties style:font-name="DejaVu Sans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34" style:family="paragraph" style:parent-style-name="Standard">
      <style:text-properties style:font-name="DejaVu Sans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text-properties style:font-name="DejaVu Sans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DejaVu Sans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DejaVu Sans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DejaVu Sans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9pt" fo:font-weight="bold" officeooo:rsid="0716bceb" officeooo:paragraph-rsid="0b3ed9b1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a324a79" officeooo:paragraph-rsid="0ba2cc3c" style:font-size-asian="9pt" style:font-weight-asian="bold" style:font-size-complex="9pt" style:font-weight-complex="bold"/>
    </style:style>
    <style:style style:name="P43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ec90f55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ba2cc3c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26151c" officeooo:paragraph-rsid="0faf8b4a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46e18f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b3de326" officeooo:paragraph-rsid="0ba2cc3c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801761c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style:text-properties style:font-name="DejaVu Sans" officeooo:paragraph-rsid="0b6590ba"/>
    </style:style>
    <style:style style:name="P50" style:family="paragraph" style:parent-style-name="Standard">
      <style:text-properties style:font-name="DejaVu Sans"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officeooo:paragraph-rsid="0a8a7eca"/>
    </style:style>
    <style:style style:name="P52" style:family="paragraph" style:parent-style-name="Standard">
      <style:text-properties style:font-name="DejaVu Sans" officeooo:paragraph-rsid="0ba2cc3c"/>
    </style:style>
    <style:style style:name="P53" style:family="paragraph" style:parent-style-name="Standard">
      <style:text-properties style:font-name="DejaVu Sans" officeooo:paragraph-rsid="0f4a8c12"/>
    </style:style>
    <style:style style:name="P54" style:family="paragraph" style:parent-style-name="Standard">
      <style:text-properties style:font-name="DejaVu Sans" style:text-underline-style="none" fo:font-weight="bold" officeooo:rsid="0e4a1636" officeooo:paragraph-rsid="0eca771b" style:font-weight-asian="bold" style:font-weight-complex="bold"/>
    </style:style>
    <style:style style:name="P55" style:family="paragraph" style:parent-style-name="Standard">
      <style:text-properties style:font-name="DejaVu Sans" style:text-underline-style="none" fo:font-weight="normal" officeooo:rsid="0b56ffad" officeooo:paragraph-rsid="0b544eed" style:font-weight-asian="normal" style:font-weight-complex="normal"/>
    </style:style>
    <style:style style:name="P56" style:family="paragraph" style:parent-style-name="Standard">
      <style:text-properties style:font-name="DejaVu Sans" style:text-underline-style="none" fo:font-weight="normal" officeooo:rsid="0b5c18f3" officeooo:paragraph-rsid="0b5c18f3" style:font-weight-asian="normal" style:font-weight-complex="normal"/>
    </style:style>
    <style:style style:name="P57" style:family="paragraph" style:parent-style-name="Standard">
      <style:text-properties style:font-name="DejaVu Sans" fo:font-style="italic" fo:font-weight="bold" officeooo:rsid="0f6c7e8a" officeooo:paragraph-rsid="0f6c7e8a" style:font-style-asian="italic" style:font-weight-asian="bold" style:font-style-complex="italic" style:font-weight-complex="bold"/>
    </style:style>
    <style:style style:name="P58" style:family="paragraph" style:parent-style-name="Standard"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59" style:family="paragraph" style:parent-style-name="Standard">
      <style:text-properties officeooo:paragraph-rsid="0fb7b486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f138" officeooo:paragraph-rsid="0e6cf138"/>
    </style:style>
    <style:style style:name="P6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paragraph-rsid="0e5943da"/>
    </style:style>
    <style:style style:name="P6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30016" officeooo:paragraph-rsid="0e630016"/>
    </style:style>
    <style:style style:name="P6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c305d" officeooo:paragraph-rsid="0e6c305d"/>
    </style:style>
    <style:style style:name="P6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6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officeooo:paragraph-rsid="0e5943da"/>
    </style:style>
    <style:style style:name="P6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DejaVu Sans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size="9pt" fo:font-style="italic" fo:font-weight="bold" officeooo:rsid="06f66ded" officeooo:paragraph-rsid="0f7494b8" style:font-size-asian="9pt" style:font-style-asian="italic" style:font-weight-asian="bold" style:font-size-complex="9pt" style:font-style-complex="italic" style:font-weight-complex="bold"/>
    </style:style>
    <style:style style:name="P6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78787" officeooo:paragraph-rsid="0b578787" style:font-weight-asian="bold" style:font-weight-complex="bold"/>
    </style:style>
    <style:style style:name="P6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5ae17c" officeooo:paragraph-rsid="0b5ae17c" style:font-weight-asian="bold" style:font-weight-complex="bold"/>
    </style:style>
    <style:style style:name="P7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6df3eb" officeooo:paragraph-rsid="0b6df3eb" style:font-weight-asian="bold" style:font-weight-complex="bold"/>
    </style:style>
    <style:style style:name="P7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3" style:family="paragraph" style:parent-style-name="Standard" style:list-style-name="L6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7bc0f" style:font-style-asian="italic" style:font-weight-asian="bold" style:font-style-complex="italic" style:font-weight-complex="bold"/>
    </style:style>
    <style:style style:name="P74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6d7a6d" officeooo:paragraph-rsid="0e6d7a6d"/>
    </style:style>
    <style:style style:name="P75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b7180d9" officeooo:paragraph-rsid="0b7180d9" style:font-weight-asian="bold" style:font-weight-complex="bold"/>
    </style:style>
    <style:style style:name="P7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f7494b8" style:font-weight-asian="bold" style:font-weight-complex="bold"/>
    </style:style>
    <style:style style:name="P77" style:family="paragraph" style:parent-style-name="Standard" style:list-style-name="L6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DejaVu Sans" fo:font-style="italic" fo:font-weight="bold" officeooo:rsid="0f6c7e8a" officeooo:paragraph-rsid="0f96564e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break-before="column"/>
      <style:text-properties style:font-name="DejaVu Sans" fo:font-weight="bold" officeooo:rsid="097a15a6" officeooo:paragraph-rsid="0ed87ead" style:font-weight-asian="bold" style:font-weight-complex="bold"/>
    </style:style>
    <style:style style:name="P79" style:family="paragraph" style:parent-style-name="Standard">
      <style:paragraph-properties fo:break-before="column"/>
      <style:text-properties style:font-name="DejaVu Sans" fo:font-weight="bold" officeooo:rsid="0b544eed" officeooo:paragraph-rsid="0f9bdaa9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a76cfd8" officeooo:paragraph-rsid="0be6b1dc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b208f1e" officeooo:paragraph-rsid="0ca7c42a" style:font-size-asian="9pt" style:font-weight-asian="bold" style:font-size-complex="9pt" style:font-weight-complex="bold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9606d16" officeooo:paragraph-rsid="0ba2cc3c" style:font-size-asian="9pt" style:font-weight-asian="bold" style:font-size-complex="9pt" style:font-weight-complex="bold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46e18f" officeooo:paragraph-rsid="0faf8b4a" style:font-size-asian="9pt" style:font-weight-asian="bold" style:font-size-complex="9pt" style:font-weight-complex="bold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rsid="0b2780c2" officeooo:paragraph-rsid="0ba2cc3c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d632c" style:font-weight-asian="bold" style:font-weight-complex="bold"/>
    </style:style>
    <style:style style:name="P8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7a15a6" officeooo:paragraph-rsid="0efe2a73" style:font-weight-asian="bold" style:font-weight-complex="bold"/>
    </style:style>
    <style:style style:name="P8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dff1f5" officeooo:paragraph-rsid="0efe2a73" style:font-weight-asian="bold" style:font-weight-complex="bold"/>
    </style:style>
    <style:style style:name="P88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font-name="DejaVu Sans" style:text-underline-style="none" officeooo:rsid="0e712893" officeooo:paragraph-rsid="0e712893"/>
    </style:style>
    <style:style style:name="P89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dab519a" officeooo:paragraph-rsid="0dab519a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f7494b8"/>
    </style:style>
    <style:style style:name="P91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style:font-name="DejaVu Sans" fo:font-weight="bold" officeooo:rsid="0b8ddee7" officeooo:paragraph-rsid="0ec90f55" style:font-weight-asian="bold" style:font-weight-complex="bold"/>
    </style:style>
    <style:style style:name="P92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51f77" style:font-weight-asian="normal" style:font-weight-complex="normal"/>
    </style:style>
    <style:style style:name="T48" style:family="text">
      <style:text-properties fo:font-weight="normal" officeooo:rsid="0cb3b6b7" style:font-weight-asian="normal" style:font-weight-complex="normal"/>
    </style:style>
    <style:style style:name="T49" style:family="text">
      <style:text-properties fo:font-weight="normal" officeooo:rsid="0cb55f5b" style:font-weight-asian="normal" style:font-weight-complex="normal"/>
    </style:style>
    <style:style style:name="T50" style:family="text">
      <style:text-properties fo:font-weight="normal" officeooo:rsid="0cb74317" style:font-weight-asian="normal" style:font-weight-complex="normal"/>
    </style:style>
    <style:style style:name="T51" style:family="text">
      <style:text-properties fo:font-weight="normal" officeooo:rsid="0cbd8db0" style:font-weight-asian="normal" style:font-weight-complex="normal"/>
    </style:style>
    <style:style style:name="T52" style:family="text">
      <style:text-properties fo:font-weight="normal" officeooo:rsid="0cc1605e" style:font-weight-asian="normal" style:font-weight-complex="normal"/>
    </style:style>
    <style:style style:name="T53" style:family="text">
      <style:text-properties fo:font-weight="normal" officeooo:rsid="0cc28e97" style:font-weight-asian="normal" style:font-weight-complex="normal"/>
    </style:style>
    <style:style style:name="T54" style:family="text">
      <style:text-properties fo:font-weight="normal" officeooo:rsid="0cd22fc4" style:font-weight-asian="normal" style:font-weight-complex="normal"/>
    </style:style>
    <style:style style:name="T55" style:family="text">
      <style:text-properties fo:font-weight="normal" officeooo:rsid="0cd3b1ba" style:font-weight-asian="normal" style:font-weight-complex="normal"/>
    </style:style>
    <style:style style:name="T56" style:family="text">
      <style:text-properties fo:font-weight="normal" officeooo:rsid="0cdf2f8c" style:font-weight-asian="normal" style:font-weight-complex="normal"/>
    </style:style>
    <style:style style:name="T57" style:family="text">
      <style:text-properties fo:font-weight="normal" officeooo:rsid="0cdfc261" style:font-weight-asian="normal" style:font-weight-complex="normal"/>
    </style:style>
    <style:style style:name="T58" style:family="text">
      <style:text-properties fo:font-weight="normal" officeooo:rsid="0ce6ebfa" style:font-weight-asian="normal" style:font-weight-complex="normal"/>
    </style:style>
    <style:style style:name="T59" style:family="text">
      <style:text-properties fo:font-weight="normal" officeooo:rsid="0ce73c9e" style:font-weight-asian="normal" style:font-weight-complex="normal"/>
    </style:style>
    <style:style style:name="T60" style:family="text">
      <style:text-properties fo:font-weight="normal" officeooo:rsid="0ced4930" style:font-weight-asian="normal" style:font-weight-complex="normal"/>
    </style:style>
    <style:style style:name="T61" style:family="text">
      <style:text-properties fo:font-weight="normal" officeooo:rsid="0cf102c6" style:font-weight-asian="normal" style:font-weight-complex="normal"/>
    </style:style>
    <style:style style:name="T62" style:family="text">
      <style:text-properties fo:font-weight="normal" officeooo:rsid="0d08d266" style:font-weight-asian="normal" style:font-weight-complex="normal"/>
    </style:style>
    <style:style style:name="T63" style:family="text">
      <style:text-properties fo:font-weight="normal" officeooo:rsid="0d0e8c6e" style:font-weight-asian="normal" style:font-weight-complex="normal"/>
    </style:style>
    <style:style style:name="T64" style:family="text">
      <style:text-properties fo:font-weight="normal" officeooo:rsid="0d11d8b3" style:font-weight-asian="normal" style:font-weight-complex="normal"/>
    </style:style>
    <style:style style:name="T65" style:family="text">
      <style:text-properties fo:font-weight="normal" officeooo:rsid="0d1b1e96" style:font-weight-asian="normal" style:font-weight-complex="normal"/>
    </style:style>
    <style:style style:name="T66" style:family="text">
      <style:text-properties fo:font-weight="normal" officeooo:rsid="0d1cade1" style:font-weight-asian="normal" style:font-weight-complex="normal"/>
    </style:style>
    <style:style style:name="T67" style:family="text">
      <style:text-properties fo:font-weight="normal" officeooo:rsid="0d82799c" style:font-weight-asian="normal" style:font-weight-complex="normal"/>
    </style:style>
    <style:style style:name="T68" style:family="text">
      <style:text-properties fo:font-weight="normal" officeooo:rsid="0d858d30" style:font-weight-asian="normal" style:font-weight-complex="normal"/>
    </style:style>
    <style:style style:name="T69" style:family="text">
      <style:text-properties fo:font-weight="normal" officeooo:rsid="0d873988" style:font-weight-asian="normal" style:font-weight-complex="normal"/>
    </style:style>
    <style:style style:name="T70" style:family="text">
      <style:text-properties fo:font-weight="normal" officeooo:rsid="0d90d59a" style:font-weight-asian="normal" style:font-weight-complex="normal"/>
    </style:style>
    <style:style style:name="T71" style:family="text">
      <style:text-properties fo:font-weight="normal" officeooo:rsid="0dd83591" style:font-weight-asian="normal" style:font-weight-complex="normal"/>
    </style:style>
    <style:style style:name="T72" style:family="text">
      <style:text-properties fo:font-weight="normal" officeooo:rsid="0dea474b" style:font-weight-asian="normal" style:font-weight-complex="normal"/>
    </style:style>
    <style:style style:name="T73" style:family="text">
      <style:text-properties fo:font-weight="normal" officeooo:rsid="0df329fa" style:font-weight-asian="normal" style:font-weight-complex="normal"/>
    </style:style>
    <style:style style:name="T74" style:family="text">
      <style:text-properties fo:font-weight="normal" officeooo:rsid="0df3589e" style:font-weight-asian="normal" style:font-weight-complex="normal"/>
    </style:style>
    <style:style style:name="T75" style:family="text">
      <style:text-properties fo:font-weight="normal" officeooo:rsid="0df8e559" style:font-weight-asian="normal" style:font-weight-complex="normal"/>
    </style:style>
    <style:style style:name="T76" style:family="text">
      <style:text-properties fo:font-weight="normal" officeooo:rsid="0dfc5ad5" style:font-weight-asian="normal" style:font-weight-complex="normal"/>
    </style:style>
    <style:style style:name="T77" style:family="text">
      <style:text-properties fo:font-weight="normal" officeooo:rsid="0dfe4df5" style:font-weight-asian="normal" style:font-weight-complex="normal"/>
    </style:style>
    <style:style style:name="T78" style:family="text">
      <style:text-properties fo:font-weight="normal" officeooo:rsid="0e164f56" style:font-weight-asian="normal" style:font-weight-complex="normal"/>
    </style:style>
    <style:style style:name="T79" style:family="text">
      <style:text-properties fo:font-weight="normal" officeooo:rsid="0e2de29a" style:font-weight-asian="normal" style:font-weight-complex="normal"/>
    </style:style>
    <style:style style:name="T80" style:family="text">
      <style:text-properties fo:font-weight="normal" officeooo:rsid="0e35a281" style:font-weight-asian="normal" style:font-weight-complex="normal"/>
    </style:style>
    <style:style style:name="T81" style:family="text">
      <style:text-properties fo:font-weight="normal" officeooo:rsid="0e7e1b72" style:font-weight-asian="normal" style:font-weight-complex="normal"/>
    </style:style>
    <style:style style:name="T82" style:family="text">
      <style:text-properties fo:font-weight="normal" officeooo:rsid="0f15964a" style:font-weight-asian="normal" style:font-weight-complex="normal"/>
    </style:style>
    <style:style style:name="T83" style:family="text">
      <style:text-properties fo:font-weight="normal" officeooo:rsid="0f1665fb" style:font-weight-asian="normal" style:font-weight-complex="normal"/>
    </style:style>
    <style:style style:name="T84" style:family="text">
      <style:text-properties fo:font-weight="normal" officeooo:rsid="0f184456" style:font-weight-asian="normal" style:font-weight-complex="normal"/>
    </style:style>
    <style:style style:name="T85" style:family="text">
      <style:text-properties fo:font-weight="normal" officeooo:rsid="0f2c127c" style:font-weight-asian="normal" style:font-weight-complex="normal"/>
    </style:style>
    <style:style style:name="T86" style:family="text">
      <style:text-properties fo:font-weight="normal" officeooo:rsid="0e2ab47c" style:font-weight-asian="normal" style:font-weight-complex="normal"/>
    </style:style>
    <style:style style:name="T87" style:family="text">
      <style:text-properties fo:font-weight="normal" officeooo:rsid="0f1b8d80" style:font-weight-asian="normal" style:font-weight-complex="normal"/>
    </style:style>
    <style:style style:name="T88" style:family="text">
      <style:text-properties fo:font-weight="normal" officeooo:rsid="0f1f655b" style:font-weight-asian="normal" style:font-weight-complex="normal"/>
    </style:style>
    <style:style style:name="T89" style:family="text">
      <style:text-properties fo:font-weight="normal" officeooo:rsid="0fa5df7e" style:font-weight-asian="normal" style:font-weight-complex="normal"/>
    </style:style>
    <style:style style:name="T90" style:family="text">
      <style:text-properties fo:font-weight="normal" officeooo:rsid="0fa7c82e" style:font-weight-asian="normal" style:font-weight-complex="normal"/>
    </style:style>
    <style:style style:name="T91" style:family="text">
      <style:text-properties fo:font-weight="normal" officeooo:rsid="0faa624f" style:font-weight-asian="normal" style:font-weight-complex="normal"/>
    </style:style>
    <style:style style:name="T92" style:family="text">
      <style:text-properties fo:font-weight="normal" officeooo:rsid="0faa64b4" style:font-weight-asian="normal" style:font-weight-complex="normal"/>
    </style:style>
    <style:style style:name="T93" style:family="text">
      <style:text-properties fo:font-weight="normal" officeooo:rsid="0fabb1ff" style:font-weight-asian="normal" style:font-weight-complex="normal"/>
    </style:style>
    <style:style style:name="T94" style:family="text">
      <style:text-properties fo:font-weight="normal" officeooo:rsid="0fad2269" style:font-weight-asian="normal" style:font-weight-complex="normal"/>
    </style:style>
    <style:style style:name="T95" style:family="text">
      <style:text-properties fo:font-weight="normal" officeooo:rsid="0fb7b486" style:font-weight-asian="normal" style:font-weight-complex="normal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f9bdaa9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83c8ada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97a15a6" style:font-style-asian="italic" style:font-style-complex="italic"/>
    </style:style>
    <style:style style:name="T103" style:family="text">
      <style:text-properties fo:font-style="italic" officeooo:rsid="0b8ddee7" style:font-style-asian="italic" style:font-style-complex="italic"/>
    </style:style>
    <style:style style:name="T104" style:family="text">
      <style:text-properties fo:font-style="italic" officeooo:rsid="0716bceb" style:font-style-asian="italic" style:font-style-complex="italic"/>
    </style:style>
    <style:style style:name="T105" style:family="text">
      <style:text-properties fo:font-style="italic" officeooo:rsid="083c8ada" style:font-style-asian="italic" style:font-style-complex="italic"/>
    </style:style>
    <style:style style:name="T106" style:family="text">
      <style:text-properties fo:font-style="italic" officeooo:rsid="0ce6ed8d" style:font-style-asian="italic" style:font-style-complex="italic"/>
    </style:style>
    <style:style style:name="T107" style:family="text">
      <style:text-properties fo:font-style="italic" officeooo:rsid="08388490" style:font-style-asian="italic" style:font-style-complex="italic"/>
    </style:style>
    <style:style style:name="T108" style:family="text">
      <style:text-properties fo:font-style="italic" officeooo:rsid="0f9bdaa9" style:font-style-asian="italic" style:font-style-complex="italic"/>
    </style:style>
    <style:style style:name="T109" style:family="text">
      <style:text-properties fo:font-style="italic" officeooo:rsid="0fa31b40" style:font-style-asian="italic" style:font-style-complex="italic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716bceb" style:font-style-asian="normal" style:font-style-complex="normal"/>
    </style:style>
    <style:style style:name="T112" style:family="text">
      <style:text-properties fo:font-style="normal" officeooo:rsid="0b3d8491" style:font-style-asian="normal" style:font-style-complex="normal"/>
    </style:style>
    <style:style style:name="T113" style:family="text">
      <style:text-properties fo:font-style="normal" officeooo:rsid="071c4ff5" style:font-style-asian="normal" style:font-style-complex="normal"/>
    </style:style>
    <style:style style:name="T114" style:family="text">
      <style:text-properties fo:font-style="normal" officeooo:rsid="08388490" style:font-style-asian="normal" style:font-style-complex="normal"/>
    </style:style>
    <style:style style:name="T1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b8ddee7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f9bdaa9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f9e30b8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f9f8560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f9fc387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fa15660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8388490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cbd8db0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d858d30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d82799c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bf45121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bf47653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fb273f3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fb457eb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b8ddee7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f72ca9d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755d39c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f7d46be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f816570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f870dd3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f88a20a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f902cc0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f97bc0f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officeooo:rsid="0c5924ef" style:font-style-asian="normal" style:font-style-complex="normal"/>
    </style:style>
    <style:style style:name="T179" style:family="text">
      <style:text-properties fo:font-style="normal" style:text-underline-style="none" officeooo:rsid="0f72ca9d" style:font-style-asian="normal" style:font-style-complex="normal"/>
    </style:style>
    <style:style style:name="T180" style:family="text">
      <style:text-properties fo:font-style="normal" style:text-underline-style="none" officeooo:rsid="0755d39c" style:font-style-asian="normal" style:font-style-complex="normal"/>
    </style:style>
    <style:style style:name="T181" style:family="text">
      <style:text-properties fo:font-style="normal" style:text-underline-style="none" officeooo:rsid="0f96564e" style:font-style-asian="normal" style:font-style-complex="normal"/>
    </style:style>
    <style:style style:name="T182" style:family="text">
      <style:text-properties fo:font-style="normal" style:text-underline-style="none" officeooo:rsid="0f97bc0f" style:font-style-asian="normal" style:font-style-complex="normal"/>
    </style:style>
    <style:style style:name="T183" style:family="text">
      <style:text-properties fo:font-style="normal" style:text-underline-style="solid" style:text-underline-width="auto" style:text-underline-color="font-color" fo:font-weight="normal" officeooo:rsid="0f870dd3" style:font-style-asian="normal" style:font-weight-asian="normal" style:font-style-complex="normal" style:font-weight-complex="normal"/>
    </style:style>
    <style:style style:name="T184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85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86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87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weight="normal" style:font-size-asian="9pt" style:font-weight-asian="normal" style:font-size-complex="9pt" style:font-weight-complex="normal"/>
    </style:style>
    <style:style style:name="T189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90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91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92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93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94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95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196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197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198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199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00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01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02" style:family="text">
      <style:text-properties fo:font-size="9pt" fo:font-weight="normal" officeooo:rsid="0cd585d5" style:font-size-asian="9pt" style:font-weight-asian="normal" style:font-size-complex="9pt" style:font-weight-complex="normal"/>
    </style:style>
    <style:style style:name="T203" style:family="text">
      <style:text-properties fo:font-size="9pt" fo:font-weight="normal" officeooo:rsid="0cd7b030" style:font-size-asian="9pt" style:font-weight-asian="normal" style:font-size-complex="9pt" style:font-weight-complex="normal"/>
    </style:style>
    <style:style style:name="T204" style:family="text">
      <style:text-properties fo:font-size="9pt" fo:font-weight="normal" officeooo:rsid="0cd85e4b" style:font-size-asian="9pt" style:font-weight-asian="normal" style:font-size-complex="9pt" style:font-weight-complex="normal"/>
    </style:style>
    <style:style style:name="T205" style:family="text">
      <style:text-properties fo:font-size="9pt" fo:font-weight="normal" officeooo:rsid="0c0b2006" style:font-size-asian="9pt" style:font-weight-asian="normal" style:font-size-complex="9pt" style:font-weight-complex="normal"/>
    </style:style>
    <style:style style:name="T206" style:family="text">
      <style:text-properties fo:font-size="9pt" fo:font-weight="normal" officeooo:rsid="0da37330" style:font-size-asian="9pt" style:font-weight-asian="normal" style:font-size-complex="9pt" style:font-weight-complex="normal"/>
    </style:style>
    <style:style style:name="T207" style:family="text">
      <style:text-properties fo:font-size="9pt" fo:font-weight="normal" officeooo:rsid="0d1330c3" style:font-size-asian="9pt" style:font-weight-asian="normal" style:font-size-complex="9pt" style:font-weight-complex="normal"/>
    </style:style>
    <style:style style:name="T208" style:family="text">
      <style:text-properties fo:font-size="9pt" fo:font-weight="normal" officeooo:rsid="0d65649e" style:font-size-asian="9pt" style:font-weight-asian="normal" style:font-size-complex="9pt" style:font-weight-complex="normal"/>
    </style:style>
    <style:style style:name="T209" style:family="text">
      <style:text-properties fo:font-size="9pt" fo:font-weight="normal" officeooo:rsid="0c3f3308" style:font-size-asian="9pt" style:font-weight-asian="normal" style:font-size-complex="9pt" style:font-weight-complex="normal"/>
    </style:style>
    <style:style style:name="T210" style:family="text">
      <style:text-properties fo:font-size="9pt" fo:font-weight="normal" officeooo:rsid="0d63d029" style:font-size-asian="9pt" style:font-weight-asian="normal" style:font-size-complex="9pt" style:font-weight-complex="normal"/>
    </style:style>
    <style:style style:name="T211" style:family="text">
      <style:text-properties fo:font-size="9pt" fo:font-weight="normal" officeooo:rsid="0d9d8858" style:font-size-asian="9pt" style:font-weight-asian="normal" style:font-size-complex="9pt" style:font-weight-complex="normal"/>
    </style:style>
    <style:style style:name="T212" style:family="text">
      <style:text-properties fo:font-size="9pt" fo:font-weight="normal" officeooo:rsid="0d9e420e" style:font-size-asian="9pt" style:font-weight-asian="normal" style:font-size-complex="9pt" style:font-weight-complex="normal"/>
    </style:style>
    <style:style style:name="T213" style:family="text">
      <style:text-properties fo:font-size="9pt" fo:font-weight="normal" officeooo:rsid="0d654347" style:font-size-asian="9pt" style:font-weight-asian="normal" style:font-size-complex="9pt" style:font-weight-complex="normal"/>
    </style:style>
    <style:style style:name="T214" style:family="text">
      <style:text-properties fo:font-size="9pt" fo:font-weight="normal" officeooo:rsid="0d99702a" style:font-size-asian="9pt" style:font-weight-asian="normal" style:font-size-complex="9pt" style:font-weight-complex="normal"/>
    </style:style>
    <style:style style:name="T215" style:family="text">
      <style:text-properties fo:font-size="9pt" fo:font-weight="normal" officeooo:rsid="0f6c3279" style:font-size-asian="9pt" style:font-weight-asian="normal" style:font-size-complex="9pt" style:font-weight-complex="normal"/>
    </style:style>
    <style:style style:name="T216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17" style:family="text">
      <style:text-properties fo:font-size="9pt" fo:font-weight="normal" officeooo:rsid="0f78745f" style:font-size-asian="9pt" style:font-weight-asian="normal" style:font-size-complex="9pt" style:font-weight-complex="normal"/>
    </style:style>
    <style:style style:name="T218" style:family="text">
      <style:text-properties fo:font-size="9pt" fo:font-weight="normal" officeooo:rsid="0f78fe68" style:font-size-asian="9pt" style:font-weight-asian="normal" style:font-size-complex="9pt" style:font-weight-complex="normal"/>
    </style:style>
    <style:style style:name="T219" style:family="text">
      <style:text-properties fo:font-size="9pt" fo:font-weight="normal" officeooo:rsid="0f7ba1e7" style:font-size-asian="9pt" style:font-weight-asian="normal" style:font-size-complex="9pt" style:font-weight-complex="normal"/>
    </style:style>
    <style:style style:name="T220" style:family="text">
      <style:text-properties fo:font-size="9pt" fo:font-weight="normal" officeooo:rsid="0f7d46be" style:font-size-asian="9pt" style:font-weight-asian="normal" style:font-size-complex="9pt" style:font-weight-complex="normal"/>
    </style:style>
    <style:style style:name="T221" style:family="text">
      <style:text-properties fo:font-size="9pt" fo:font-weight="normal" officeooo:rsid="0fadd688" style:font-size-asian="9pt" style:font-weight-asian="normal" style:font-size-complex="9pt" style:font-weight-complex="normal"/>
    </style:style>
    <style:style style:name="T222" style:family="text">
      <style:text-properties fo:font-size="9pt" fo:font-weight="normal" officeooo:rsid="0faefd2f" style:font-size-asian="9pt" style:font-weight-asian="normal" style:font-size-complex="9pt" style:font-weight-complex="normal"/>
    </style:style>
    <style:style style:name="T223" style:family="text">
      <style:text-properties fo:font-size="9pt" style:font-size-asian="9pt" style:font-size-complex="9pt"/>
    </style:style>
    <style:style style:name="T224" style:family="text">
      <style:text-properties fo:font-size="9pt" officeooo:rsid="0716bceb" style:font-size-asian="9pt" style:font-size-complex="9pt"/>
    </style:style>
    <style:style style:name="T225" style:family="text">
      <style:text-properties fo:font-size="9pt" officeooo:rsid="071b3c17" style:font-size-asian="9pt" style:font-size-complex="9pt"/>
    </style:style>
    <style:style style:name="T226" style:family="text">
      <style:text-properties fo:font-size="9pt" officeooo:rsid="071c4ff5" style:font-size-asian="9pt" style:font-size-complex="9pt"/>
    </style:style>
    <style:style style:name="T227" style:family="text">
      <style:text-properties fo:font-size="9pt" officeooo:rsid="082e99d0" style:font-size-asian="9pt" style:font-size-complex="9pt"/>
    </style:style>
    <style:style style:name="T228" style:family="text">
      <style:text-properties fo:font-size="9pt" officeooo:rsid="0b49f672" style:font-size-asian="9pt" style:font-size-complex="9pt"/>
    </style:style>
    <style:style style:name="T229" style:family="text">
      <style:text-properties fo:font-size="9pt" officeooo:rsid="0b4a29b0" style:font-size-asian="9pt" style:font-size-complex="9pt"/>
    </style:style>
    <style:style style:name="T230" style:family="text">
      <style:text-properties fo:font-size="9pt" officeooo:rsid="0b4b9307" style:font-size-asian="9pt" style:font-size-complex="9pt"/>
    </style:style>
    <style:style style:name="T231" style:family="text">
      <style:text-properties fo:font-size="9pt" officeooo:rsid="0bc7b627" style:font-size-asian="9pt" style:font-size-complex="9pt"/>
    </style:style>
    <style:style style:name="T232" style:family="text">
      <style:text-properties fo:font-size="9pt" officeooo:rsid="0c204544" style:font-size-asian="9pt" style:font-size-complex="9pt"/>
    </style:style>
    <style:style style:name="T233" style:family="text">
      <style:text-properties fo:font-size="9pt" officeooo:rsid="0c2f6408" style:font-size-asian="9pt" style:font-size-complex="9pt"/>
    </style:style>
    <style:style style:name="T234" style:family="text">
      <style:text-properties fo:font-size="9pt" officeooo:rsid="0c8ed370" style:font-size-asian="9pt" style:font-size-complex="9pt"/>
    </style:style>
    <style:style style:name="T235" style:family="text">
      <style:text-properties fo:font-size="9pt" officeooo:rsid="0c922193" style:font-size-asian="9pt" style:font-size-complex="9pt"/>
    </style:style>
    <style:style style:name="T236" style:family="text">
      <style:text-properties fo:font-size="9pt" officeooo:rsid="0c96c4d2" style:font-size-asian="9pt" style:font-size-complex="9pt"/>
    </style:style>
    <style:style style:name="T237" style:family="text">
      <style:text-properties fo:font-size="9pt" officeooo:rsid="0d35e816" style:font-size-asian="9pt" style:font-size-complex="9pt"/>
    </style:style>
    <style:style style:name="T238" style:family="text">
      <style:text-properties fo:font-size="9pt" officeooo:rsid="0d7023ee" style:font-size-asian="9pt" style:font-size-complex="9pt"/>
    </style:style>
    <style:style style:name="T239" style:family="text">
      <style:text-properties fo:font-size="9pt" officeooo:rsid="0dcd2eca" style:font-size-asian="9pt" style:font-size-complex="9pt"/>
    </style:style>
    <style:style style:name="T240" style:family="text">
      <style:text-properties fo:font-size="9pt" officeooo:rsid="0dd22b58" style:font-size-asian="9pt" style:font-size-complex="9pt"/>
    </style:style>
    <style:style style:name="T241" style:family="text">
      <style:text-properties fo:font-size="9pt" officeooo:rsid="0ee933e9" style:font-size-asian="9pt" style:font-size-complex="9pt"/>
    </style:style>
    <style:style style:name="T242" style:family="text">
      <style:text-properties fo:font-size="9pt" officeooo:rsid="0eea3487" style:font-size-asian="9pt" style:font-size-complex="9pt"/>
    </style:style>
    <style:style style:name="T243" style:family="text">
      <style:text-properties fo:font-size="9pt" officeooo:rsid="0f219d1e" style:font-size-asian="9pt" style:font-size-complex="9pt"/>
    </style:style>
    <style:style style:name="T244" style:family="text">
      <style:text-properties fo:font-size="9pt" officeooo:rsid="0f248f3d" style:font-size-asian="9pt" style:font-size-complex="9pt"/>
    </style:style>
    <style:style style:name="T245" style:family="text">
      <style:text-properties fo:font-size="9pt" officeooo:rsid="0f263a52" style:font-size-asian="9pt" style:font-size-complex="9pt"/>
    </style:style>
    <style:style style:name="T246" style:family="text">
      <style:text-properties fo:font-size="9pt" officeooo:rsid="0f29bbc1" style:font-size-asian="9pt" style:font-size-complex="9pt"/>
    </style:style>
    <style:style style:name="T247" style:family="text">
      <style:text-properties fo:font-size="9pt" officeooo:rsid="0f2aba3c" style:font-size-asian="9pt" style:font-size-complex="9pt"/>
    </style:style>
    <style:style style:name="T248" style:family="text">
      <style:text-properties fo:font-size="9pt" officeooo:rsid="06f66ded" style:font-size-asian="9pt" style:font-size-complex="9pt"/>
    </style:style>
    <style:style style:name="T249" style:family="text">
      <style:text-properties fo:font-size="9pt" officeooo:rsid="0f60f761" style:font-size-asian="9pt" style:font-size-complex="9pt"/>
    </style:style>
    <style:style style:name="T25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1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5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53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54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55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256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257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258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259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260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261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262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263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264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265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266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267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268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69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270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271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272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273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274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275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276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277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278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279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280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281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282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283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284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285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286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287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288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289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290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291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292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f61d484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f630882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f66a4ef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style:font-size-asian="9pt" style:font-style-asian="normal" style:font-size-complex="9pt" style:font-style-complex="normal"/>
    </style:style>
    <style:style style:name="T354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55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56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57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58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59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60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61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62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63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64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65" style:family="text">
      <style:text-properties fo:font-size="9pt" fo:font-style="normal" officeooo:rsid="06f66ded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c567ffe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97d5067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e49a330" style:font-size-asian="9pt" style:font-style-asian="normal" style:font-size-complex="9pt" style:font-style-complex="normal"/>
    </style:style>
    <style:style style:name="T369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70" style:family="text">
      <style:text-properties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style:text-underline-style="none" fo:font-weight="normal" officeooo:rsid="0f83b94c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style:text-underline-style="none" fo:font-weight="normal" officeooo:rsid="0f83d8bb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style:text-underline-style="none" officeooo:rsid="0ecc27a1" style:font-size-asian="9pt" style:font-style-asian="normal" style:font-size-complex="9pt" style:font-style-complex="normal"/>
    </style:style>
    <style:style style:name="T393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weight="bold" style:font-size-asian="9pt" style:font-weight-asian="bold" style:font-size-complex="9pt" style:font-weight-complex="bold"/>
    </style:style>
    <style:style style:name="T395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96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97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98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99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400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401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402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403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404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40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06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407" style:family="text">
      <style:text-properties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08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09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410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411" style:family="text">
      <style:text-properties fo:font-size="9pt" fo:font-style="italic" style:text-underline-style="none" officeooo:rsid="0c4c2717" style:font-size-asian="9pt" style:font-style-asian="italic" style:font-size-complex="9pt" style:font-style-complex="italic"/>
    </style:style>
    <style:style style:name="T412" style:family="text">
      <style:text-properties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413" style:family="text">
      <style:text-properties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414" style:family="text">
      <style:text-properties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415" style:family="text">
      <style:text-properties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416" style:family="text">
      <style:text-properties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417" style:family="text">
      <style:text-properties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418" style:family="text">
      <style:text-properties officeooo:rsid="0716bceb"/>
    </style:style>
    <style:style style:name="T419" style:family="text">
      <style:text-properties officeooo:rsid="08388490"/>
    </style:style>
    <style:style style:name="T420" style:family="text">
      <style:text-properties officeooo:rsid="09fc0454"/>
    </style:style>
    <style:style style:name="T421" style:family="text">
      <style:text-properties style:text-underline-style="none" fo:font-weight="normal" style:font-weight-asian="normal" style:font-weight-complex="normal"/>
    </style:style>
    <style:style style:name="T422" style:family="text">
      <style:text-properties style:text-underline-style="none" fo:font-weight="normal" officeooo:rsid="0b566c66" style:font-weight-asian="normal" style:font-weight-complex="normal"/>
    </style:style>
    <style:style style:name="T423" style:family="text">
      <style:text-properties style:text-underline-style="none" fo:font-weight="normal" officeooo:rsid="0b56a798" style:font-weight-asian="normal" style:font-weight-complex="normal"/>
    </style:style>
    <style:style style:name="T424" style:family="text">
      <style:text-properties style:text-underline-style="none" fo:font-weight="normal" officeooo:rsid="0b56ffad" style:font-weight-asian="normal" style:font-weight-complex="normal"/>
    </style:style>
    <style:style style:name="T425" style:family="text">
      <style:text-properties style:text-underline-style="none" fo:font-weight="normal" officeooo:rsid="0b5ae17c" style:font-weight-asian="normal" style:font-weight-complex="normal"/>
    </style:style>
    <style:style style:name="T426" style:family="text">
      <style:text-properties style:text-underline-style="none" fo:font-weight="normal" officeooo:rsid="0b5b43a8" style:font-weight-asian="normal" style:font-weight-complex="normal"/>
    </style:style>
    <style:style style:name="T427" style:family="text">
      <style:text-properties style:text-underline-style="none" fo:font-weight="normal" officeooo:rsid="0b5d4797" style:font-weight-asian="normal" style:font-weight-complex="normal"/>
    </style:style>
    <style:style style:name="T428" style:family="text">
      <style:text-properties style:text-underline-style="none" fo:font-weight="normal" officeooo:rsid="0b6073ba" style:font-weight-asian="normal" style:font-weight-complex="normal"/>
    </style:style>
    <style:style style:name="T429" style:family="text">
      <style:text-properties style:text-underline-style="none" fo:font-weight="normal" officeooo:rsid="0b61dc80" style:font-weight-asian="normal" style:font-weight-complex="normal"/>
    </style:style>
    <style:style style:name="T430" style:family="text">
      <style:text-properties style:text-underline-style="none" fo:font-weight="normal" officeooo:rsid="0b69438f" style:font-weight-asian="normal" style:font-weight-complex="normal"/>
    </style:style>
    <style:style style:name="T431" style:family="text">
      <style:text-properties style:text-underline-style="none" fo:font-weight="normal" officeooo:rsid="0b69ea75" style:font-weight-asian="normal" style:font-weight-complex="normal"/>
    </style:style>
    <style:style style:name="T432" style:family="text">
      <style:text-properties style:text-underline-style="none" fo:font-weight="normal" officeooo:rsid="0b6d0886" style:font-weight-asian="normal" style:font-weight-complex="normal"/>
    </style:style>
    <style:style style:name="T433" style:family="text">
      <style:text-properties style:text-underline-style="none" fo:font-weight="normal" officeooo:rsid="0b81b1cf" style:font-weight-asian="normal" style:font-weight-complex="normal"/>
    </style:style>
    <style:style style:name="T434" style:family="text">
      <style:text-properties style:text-underline-style="none" fo:font-weight="normal" officeooo:rsid="0b86463d" style:font-weight-asian="normal" style:font-weight-complex="normal"/>
    </style:style>
    <style:style style:name="T435" style:family="text">
      <style:text-properties style:text-underline-style="none" fo:font-weight="normal" officeooo:rsid="0b8ab976" style:font-weight-asian="normal" style:font-weight-complex="normal"/>
    </style:style>
    <style:style style:name="T436" style:family="text">
      <style:text-properties style:text-underline-style="none" fo:font-weight="normal" officeooo:rsid="0b8c78ef" style:font-weight-asian="normal" style:font-weight-complex="normal"/>
    </style:style>
    <style:style style:name="T437" style:family="text">
      <style:text-properties style:text-underline-style="none" fo:font-weight="normal" officeooo:rsid="0c5924ef" style:font-weight-asian="normal" style:font-weight-complex="normal"/>
    </style:style>
    <style:style style:name="T438" style:family="text">
      <style:text-properties style:text-underline-style="none" fo:font-weight="normal" officeooo:rsid="0c65a08e" style:font-weight-asian="normal" style:font-weight-complex="normal"/>
    </style:style>
    <style:style style:name="T439" style:family="text">
      <style:text-properties style:text-underline-style="none" fo:font-weight="normal" officeooo:rsid="0c67322e" style:font-weight-asian="normal" style:font-weight-complex="normal"/>
    </style:style>
    <style:style style:name="T440" style:family="text">
      <style:text-properties style:text-underline-style="none" fo:font-weight="normal" officeooo:rsid="0da53b82" style:font-weight-asian="normal" style:font-weight-complex="normal"/>
    </style:style>
    <style:style style:name="T441" style:family="text">
      <style:text-properties style:text-underline-style="none" fo:font-weight="normal" officeooo:rsid="0da86884" style:font-weight-asian="normal" style:font-weight-complex="normal"/>
    </style:style>
    <style:style style:name="T442" style:family="text">
      <style:text-properties style:text-underline-style="none" fo:font-weight="normal" officeooo:rsid="0daa2847" style:font-weight-asian="normal" style:font-weight-complex="normal"/>
    </style:style>
    <style:style style:name="T443" style:family="text">
      <style:text-properties style:text-underline-style="none" fo:font-weight="normal" officeooo:rsid="0daa4576" style:font-weight-asian="normal" style:font-weight-complex="normal"/>
    </style:style>
    <style:style style:name="T444" style:family="text">
      <style:text-properties style:text-underline-style="none" fo:font-weight="normal" officeooo:rsid="0dad4e6d" style:font-weight-asian="normal" style:font-weight-complex="normal"/>
    </style:style>
    <style:style style:name="T445" style:family="text">
      <style:text-properties style:text-underline-style="none" fo:font-weight="normal" officeooo:rsid="0daf2072" style:font-weight-asian="normal" style:font-weight-complex="normal"/>
    </style:style>
    <style:style style:name="T446" style:family="text">
      <style:text-properties style:text-underline-style="none" fo:font-weight="normal" officeooo:rsid="0db0f4c8" style:font-weight-asian="normal" style:font-weight-complex="normal"/>
    </style:style>
    <style:style style:name="T447" style:family="text">
      <style:text-properties style:text-underline-style="none" fo:font-weight="normal" officeooo:rsid="0db17989" style:font-weight-asian="normal" style:font-weight-complex="normal"/>
    </style:style>
    <style:style style:name="T448" style:family="text">
      <style:text-properties style:text-underline-style="none" fo:font-weight="normal" officeooo:rsid="0db3b9db" style:font-weight-asian="normal" style:font-weight-complex="normal"/>
    </style:style>
    <style:style style:name="T449" style:family="text">
      <style:text-properties style:text-underline-style="none" fo:font-weight="normal" officeooo:rsid="0db54d3a" style:font-weight-asian="normal" style:font-weight-complex="normal"/>
    </style:style>
    <style:style style:name="T450" style:family="text">
      <style:text-properties style:text-underline-style="none" fo:font-weight="normal" officeooo:rsid="0ea25c6b" style:font-weight-asian="normal" style:font-weight-complex="normal"/>
    </style:style>
    <style:style style:name="T451" style:family="text">
      <style:text-properties style:text-underline-style="none" fo:font-weight="normal" officeooo:rsid="0f1665fb" style:font-weight-asian="normal" style:font-weight-complex="normal"/>
    </style:style>
    <style:style style:name="T452" style:family="text">
      <style:text-properties style:text-underline-style="none" fo:font-weight="normal" officeooo:rsid="0f184456" style:font-weight-asian="normal" style:font-weight-complex="normal"/>
    </style:style>
    <style:style style:name="T453" style:family="text">
      <style:text-properties style:text-underline-style="none" fo:font-weight="normal" officeooo:rsid="0f19be6c" style:font-weight-asian="normal" style:font-weight-complex="normal"/>
    </style:style>
    <style:style style:name="T454" style:family="text">
      <style:text-properties style:text-underline-style="none" fo:font-weight="normal" officeooo:rsid="0f2d60ea" style:font-weight-asian="normal" style:font-weight-complex="normal"/>
    </style:style>
    <style:style style:name="T455" style:family="text">
      <style:text-properties style:text-underline-style="none" fo:font-weight="normal" officeooo:rsid="0b333eeb" style:font-weight-asian="normal" style:font-weight-complex="normal"/>
    </style:style>
    <style:style style:name="T456" style:family="text">
      <style:text-properties style:text-underline-style="none" fo:font-weight="normal" officeooo:rsid="0f0c56b4" style:font-weight-asian="normal" style:font-weight-complex="normal"/>
    </style:style>
    <style:style style:name="T457" style:family="text">
      <style:text-properties style:text-underline-style="none" fo:font-weight="normal" officeooo:rsid="0f0eb6c9" style:font-weight-asian="normal" style:font-weight-complex="normal"/>
    </style:style>
    <style:style style:name="T458" style:family="text">
      <style:text-properties style:text-underline-style="none" fo:font-weight="normal" officeooo:rsid="0f21063c" style:font-weight-asian="normal" style:font-weight-complex="normal"/>
    </style:style>
    <style:style style:name="T459" style:family="text">
      <style:text-properties style:text-underline-style="none" fo:font-weight="normal" officeooo:rsid="0fb622b6" style:font-weight-asian="normal" style:font-weight-complex="normal"/>
    </style:style>
    <style:style style:name="T460" style:family="text">
      <style:text-properties officeooo:rsid="0b8ddee7"/>
    </style:style>
    <style:style style:name="T461" style:family="text">
      <style:text-properties officeooo:rsid="0d09e420"/>
    </style:style>
    <style:style style:name="T462" style:family="text">
      <style:text-properties officeooo:rsid="0dd83591"/>
    </style:style>
    <style:style style:name="T463" style:family="text">
      <style:text-properties officeooo:rsid="0eec9b02"/>
    </style:style>
    <style:style style:name="T464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465" style:family="text">
      <style:text-properties officeooo:rsid="0f639372"/>
    </style:style>
    <style:style style:name="T466" style:family="text">
      <style:text-properties officeooo:rsid="0fb7b4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You’re a PC. </text:span><text:span text:style-name="T86">This playbook </text:span><text:span text:style-name="T87">has</text:span><text:span text:style-name="T86"> what you need to define yourself and drive the story. </text:span><text:span text:style-name="T88">Look it over. </text:span><text:span text:style-name="T455">T</text:span><text:span text:style-name="T456">he last two pages </text:span><text:span text:style-name="T457">cover </text:span><text:span text:style-name="T458">rules, but take a look around first.</text:span></text:p>
      <text:h text:style-name="Heading_20_2" text:outline-level="2">§ <text:span text:style-name="T465">Common </text:span>Resources</text:h>
      <text:p text:style-name="P59"><text:span text:style-name="T466">Name</text:span> ►<text:span text:style-name="T4"> </text:span><text:span text:style-name="T95">We gotta call you something.</text:span></text:p>
      <text:p text:style-name="Standard"/>
      <text:p text:style-name="Standard"/>
      <text:p text:style-name="Standard">Concept ► <text:span text:style-name="T4">What’s your deal? </text:span><text:span text:style-name="T23">Don’t just </text:span><text:span text:style-name="T35">put </text:span><text:span text:style-name="T23">a </text:span><text:span text:style-name="T72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96">⌞</text:span><text:span text:style-name="T97">Think for the camera</text:span><text:span text:style-name="T96">⌝</text:span><text:span text:style-name="T21">. </text:span><text:span text:style-name="T22">You can change or refine this as you play.</text:span></text:p>
      <text:p text:style-name="P27"/>
      <text:p text:style-name="P27"/>
      <text:p text:style-name="P27"/>
      <text:p text:style-name="P27"/>
      <text:p text:style-name="P27"/>
      <text:p text:style-name="P33"/>
      <text:p text:style-name="P33"/>
      <text:p text:style-name="P2">Drives ►<text:span text:style-name="T4"> What do you </text:span><text:span text:style-name="T82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69">1 is fine</text:span><text:span text:style-name="T33">, but 2</text:span><text:span text:style-name="T32"> </text:span><text:span text:style-name="T33">is </text:span><text:span text:style-name="T36">better for you.</text:span></text:p>
      <text:p text:style-name="P28"/>
      <text:p text:style-name="P34">1.</text:p>
      <text:p text:style-name="P34"/>
      <text:p text:style-name="P49"><text:span text:style-name="T315">2</text:span><text:span text:style-name="T254">.</text:span></text:p>
      <text:p text:style-name="P49"><text:span text:style-name="T254"/></text:p>
      <text:p text:style-name="P3"><text:span text:style-name="T462">🗣Profession </text:span>►<text:span text:style-name="T4"> </text:span><text:span text:style-name="T71">If y</text:span><text:span text:style-name="T73">ou’ve got a </text:span><text:span text:style-name="T76">trade</text:span><text:span text:style-name="T74"> or </text:span><text:span text:style-name="T73">career that </text:span><text:span text:style-name="T185">isn’t</text:span><text:span text:style-name="T73"> </text:span><text:span text:style-name="T78">covered by a </text:span><text:span text:style-name="T75">PC </text:span><text:span text:style-name="T73">playbook</text:span><text:span text:style-name="T71">, </text:span><text:span text:style-name="T77">put it here</text:span><text:span text:style-name="T71">. </text:span><text:span text:style-name="T83">This should be </text:span><text:span text:style-name="T85">something</text:span><text:span text:style-name="T83"> </text:span><text:span text:style-name="T84">many</text:span><text:span text:style-name="T83"> people </text:span><text:span text:style-name="T186">could</text:span><text:span text:style-name="T451"> do </text:span><text:span text:style-name="T452">in your </text:span><text:span text:style-name="T453">world</text:span><text:span text:style-name="T451">, but </text:span><text:span text:style-name="T454">most </text:span><text:span text:style-name="T451">don’t know how.</text:span></text:p>
      <text:p text:style-name="P3"><text:span text:style-name="T451"/></text:p>
      <text:p text:style-name="P3"><text:span text:style-name="T451"/></text:p>
      <text:p text:style-name="P4"><text:span text:style-name="T420">Health</text:span> ►<text:span text:style-name="T4"> </text:span><text:span text:style-name="T8">Health </text:span><text:span text:style-name="T9">abstractly </text:span><text:span text:style-name="T115">represents </text:span><text:span text:style-name="T118">the integrity and functionality </text:span><text:span text:style-name="T123">o</text:span><text:span text:style-name="T118">f your body, </text:span><text:span text:style-name="T122">mind, </text:span><text:span text:style-name="T124">and spirit</text:span><text:span text:style-name="T115">. </text:span><text:span text:style-name="T4">When you’re weakened or injured, you </text:span><text:span text:style-name="T311">⌞</text:span><text:span text:style-name="T96">take harm⌝</text:span><text:span text:style-name="T115">, </text:span><text:span text:style-name="T121">which might cause you to lose health</text:span><text:span text:style-name="T115">. </text:span><text:span text:style-name="T117"><text:s/></text:span><text:span text:style-name="T119">W</text:span><text:span text:style-name="T115">hen you </text:span><text:span text:style-name="T119">erase</text:span><text:span text:style-name="T115"> your last </text:span><text:span text:style-name="T120">health</text:span><text:span text:style-name="T115">, </text:span><text:span text:style-name="T311">⌞</text:span><text:span text:style-name="T96">you die⌝</text:span><text:span text:style-name="T115">.</text:span></text:p>
      <text:p text:style-name="P50"/>
      <text:p text:style-name="P5"><text:span text:style-name="T252">● </text:span><text:span text:style-name="T254">1. </text:span><text:span text:style-name="T253">▢ ▢ ▢ <text:s/></text:span><text:span text:style-name="T255">(Human)</text:span></text:p>
      <text:p text:style-name="P6"><text:span text:style-name="T252">△ </text:span><text:span text:style-name="T255">2. </text:span><text:span text:style-name="T253">▢ ▢ ▢ <text:s/></text:span><text:span text:style-name="T255">(Superhuman)</text:span></text:p>
      <text:p text:style-name="P7"><text:span text:style-name="T252">△ </text:span><text:span text:style-name="T256">3</text:span><text:span text:style-name="T255">. </text:span><text:span text:style-name="T253">▢ ▢ ▢ <text:s/></text:span><text:span text:style-name="T255">(</text:span><text:span text:style-name="T256">Boss-tier</text:span><text:span text:style-name="T255">)</text:span></text:p>
      <text:p text:style-name="P7"><text:span text:style-name="T255"/></text:p>
      <text:p text:style-name="P8"><text:span text:style-name="T354">R</text:span><text:span text:style-name="T353">esist </text:span><text:span text:style-name="T253">▢ ▢ </text:span><text:span text:style-name="T353">► </text:span><text:span text:style-name="T250">When you </text:span><text:span text:style-name="T257">make a roll and </text:span><text:span text:style-name="T250">don’t like the complications the GM </text:span><text:span text:style-name="T257">describes</text:span><text:span text:style-name="T251">, </text:span><text:span text:style-name="T250">you can </text:span><text:span text:style-name="T311">⌞</text:span><text:span text:style-name="T405">resist consequences</text:span><text:span text:style-name="T253">⌝</text:span><text:span text:style-name="T250">.</text:span></text:p>
      <text:p text:style-name="P8"><text:span text:style-name="T250"/></text:p>
      <text:p text:style-name="P9"><text:span text:style-name="T357">XP</text:span><text:span text:style-name="T353"> </text:span><text:span text:style-name="T253">▢ ▢ ▢ ▢ ▢ ▢ ▢ ▢ </text:span><text:span text:style-name="T358">►</text:span><text:span text:style-name="T253"> </text:span><text:span text:style-name="T261">You get XP </text:span><text:span text:style-name="T303">mostly for good </text:span><text:span text:style-name="T306">storytelling</text:span><text:span text:style-name="T303">.</text:span><text:span text:style-name="T261"> </text:span><text:span text:style-name="T260">When you fill your last XP, </text:span><text:span text:style-name="T311">⌞</text:span><text:span text:style-name="T406">level up⌝</text:span><text:span text:style-name="T304">.</text:span></text:p>
      <text:h text:style-name="Heading_20_2" text:outline-level="2">§ <text:span text:style-name="T465">Common </text:span>Aptitudes</text:h>
      <text:p text:style-name="P29"><text:span text:style-name="T223">These are </text:span><text:span text:style-name="T228">exciting </text:span><text:span text:style-name="T230">things</text:span><text:span text:style-name="T229"> </text:span><text:span text:style-name="T223">that </text:span><text:span text:style-name="T227">many</text:span><text:span text:style-name="T223"> could </text:span><text:span text:style-name="T243">get good at. </text:span><text:span text:style-name="T244">They broadly cover most things, but no list can be perfect.</text:span></text:p>
      <text:p text:style-name="P29"><text:span text:style-name="T231"/></text:p>
      <text:p text:style-name="P30"><text:span text:style-name="T402">○ </text:span><text:span text:style-name="T403">Expression</text:span><text:span text:style-name="T395"> </text:span><text:span text:style-name="T402">○ ○ ○</text:span><text:span text:style-name="T396"> ►</text:span><text:span text:style-name="T224"> </text:span><text:span text:style-name="T249">C</text:span><text:span text:style-name="T244">reating, </text:span><text:span text:style-name="T245">interpreting,</text:span><text:span text:style-name="T244"> or performing </text:span><text:span text:style-name="T247">representations of emotion or intellect</text:span><text:span text:style-name="T246">.</text:span></text:p>
      <text:p text:style-name="P30"><text:span text:style-name="T246"/></text:p>
      <text:p text:style-name="P31"><text:span text:style-name="T394">○ </text:span><text:span text:style-name="T401">Operation</text:span><text:span text:style-name="T395"> </text:span><text:span text:style-name="T394">○ ○ ○</text:span><text:span text:style-name="T396"> ►</text:span><text:span text:style-name="T223"> </text:span><text:span text:style-name="T241">R</text:span><text:span text:style-name="T232">un</text:span><text:span text:style-name="T234">ning</text:span><text:span text:style-name="T232">, pilot</text:span><text:span text:style-name="T234">ing</text:span><text:span text:style-name="T232">, or command</text:span><text:span text:style-name="T234">ing</text:span><text:span text:style-name="T232"> subtle or intricate </text:span><text:span text:style-name="T236">mechanisms</text:span><text:span text:style-name="T232"> to reap maximum performance.</text:span></text:p>
      <text:p text:style-name="P31"><text:span text:style-name="T232"/></text:p>
      <text:p text:style-name="P35"><text:span text:style-name="T1">○ </text:span><text:span text:style-name="T3">Administration </text:span><text:span text:style-name="T1">○ ○ ○</text:span><text:span text:style-name="T2"> ►</text:span><text:span text:style-name="T418"> Wrangling and managing minutiae—nothing slips through the cracks.</text:span></text:p>
      <text:p text:style-name="P35"/>
      <text:p text:style-name="P41"><text:span text:style-name="T110">○ </text:span><text:span text:style-name="T112">Nurturing</text:span><text:span text:style-name="T113"> </text:span><text:span text:style-name="T110">○ ○ ○ ►</text:span><text:span text:style-name="T115"> </text:span><text:span text:style-name="T145">P</text:span><text:span text:style-name="T127">rovid</text:span><text:span text:style-name="T132">ing</text:span><text:span text:style-name="T127"> just the right</text:span><text:span text:style-name="T126"> </text:span><text:span text:style-name="T130">encouragement, </text:span><text:span text:style-name="T126">support, </text:span><text:span text:style-name="T146">shelter</text:span><text:span text:style-name="T126">, or kick in the ass.</text:span></text:p>
      <text:p text:style-name="P41"><text:span text:style-name="T126"/></text:p>
      <text:p text:style-name="P31"><text:span text:style-name="T396">○ </text:span><text:span text:style-name="T400">Fighting</text:span><text:span text:style-name="T395"> </text:span><text:span text:style-name="T396">○ ○ ○ ►</text:span><text:span text:style-name="T224"> </text:span><text:span text:style-name="T242">C</text:span><text:span text:style-name="T238">oordinating, </text:span><text:span text:style-name="T237">applying, and resisting purposeful </text:span><text:span text:style-name="T239">violence or force with </text:span><text:span text:style-name="T240">scary familiarity.</text:span></text:p>
      <text:p text:style-name="P31"><text:span text:style-name="T240"/></text:p>
      <text:p text:style-name="P31"><text:span text:style-name="T396">○ </text:span><text:span text:style-name="T397">Athletics</text:span><text:span text:style-name="T395"> </text:span><text:span text:style-name="T396">○ ○ ○ ►</text:span><text:span text:style-name="T224"> </text:span><text:span text:style-name="T242">P</text:span><text:span text:style-name="T225">ush</text:span><text:span text:style-name="T235">ing</text:span><text:span text:style-name="T225"> yourself to the limit as you exert your body.</text:span></text:p>
      <text:p text:style-name="P31"><text:span text:style-name="T225"/></text:p>
      <text:p text:style-name="P51"><text:span text:style-name="T396">○ </text:span><text:span text:style-name="T398">Research </text:span><text:span text:style-name="T396">○ ○ ○ ►</text:span><text:span text:style-name="T189"> </text:span><text:span text:style-name="T201">D</text:span><text:span text:style-name="T193">iscover</text:span><text:span text:style-name="T195">ing</text:span><text:span text:style-name="T193">, </text:span><text:span text:style-name="T192">examin</text:span><text:span text:style-name="T195">ing</text:span><text:span text:style-name="T191">, </text:span><text:span text:style-name="T192">and analyz</text:span><text:span text:style-name="T195">ing</text:span><text:span text:style-name="T192"> </text:span><text:span text:style-name="T191">knowledge </text:span><text:span text:style-name="T194">that others would overlook.</text:span></text:p>
      <text:p text:style-name="P51"><text:span text:style-name="T194"/></text:p>
      <text:p text:style-name="P10"><text:span text:style-name="T224">○ </text:span><text:span text:style-name="T233">Engineering</text:span><text:span text:style-name="T226"> </text:span><text:span text:style-name="T224">○ ○ ○ ►</text:span><text:span text:style-name="T189"> </text:span><text:span text:style-name="T201">A</text:span><text:span text:style-name="T267">pply</text:span><text:span text:style-name="T269">ing</text:span><text:span text:style-name="T267"> knowledge and artifice to synthesize </text:span><text:span text:style-name="T290">novel</text:span><text:span text:style-name="T270"> </text:span><text:span text:style-name="T267">techniques </text:span><text:span text:style-name="T268">and</text:span><text:span text:style-name="T267"> artifacts.</text:span></text:p>
      <text:p text:style-name="P10"><text:span text:style-name="T267"/></text:p>
      <text:p text:style-name="P11"><text:span text:style-name="T355">○ </text:span><text:span text:style-name="T361">Relations</text:span><text:span text:style-name="T356"> </text:span><text:span text:style-name="T355">○ ○ ○ ►</text:span><text:span text:style-name="T252"> </text:span><text:span text:style-name="T312">M</text:span><text:span text:style-name="T297">anipulating</text:span><text:span text:style-name="T262">,</text:span><text:span text:style-name="T271"> </text:span><text:span text:style-name="T273">negotiating, </text:span><text:span text:style-name="T296">or navigating</text:span><text:span text:style-name="T262"> </text:span><text:span text:style-name="T352">interpersonal</text:span><text:span text:style-name="T298"> relationship</text:span><text:span text:style-name="T352">s</text:span><text:span text:style-name="T264"> </text:span><text:span text:style-name="T262">with </text:span><text:span text:style-name="T301">deep </text:span><text:span text:style-name="T299">empathy</text:span><text:span text:style-name="T265"> </text:span><text:span text:style-name="T262">and </text:span><text:span text:style-name="T300">insight</text:span><text:span text:style-name="T262">—</text:span><text:span text:style-name="T283">we</text:span><text:span text:style-name="T282"> get it, you fuck.</text:span></text:p>
      <text:p text:style-name="P11"><text:span text:style-name="T282"/></text:p>
      <text:p text:style-name="P12"><text:span text:style-name="T355">○ </text:span><text:span text:style-name="T359">Shady Shit </text:span><text:span text:style-name="T355">○ ○ ○ ►</text:span><text:span text:style-name="T252"> </text:span><text:span text:style-name="T312">P</text:span><text:span text:style-name="T258">ractic</text:span><text:span text:style-name="T271">ing</text:span><text:span text:style-name="T258"> the </text:span><text:span text:style-name="T273">secret</text:span><text:span text:style-name="T266"> </text:span><text:span text:style-name="T258">tricks of the trade for those who </text:span><text:span text:style-name="T259">lurk </text:span><text:span text:style-name="T263">beyond the edge of polite society</text:span><text:span text:style-name="T258">.</text:span></text:p>
      <text:p text:style-name="P12"><text:span text:style-name="T258"/></text:p>
      <text:p text:style-name="P13"><text:span text:style-name="T355">○ </text:span><text:span text:style-name="T364">🗣</text:span><text:span text:style-name="T360">Spooky </text:span><text:span text:style-name="T359">Shit </text:span><text:span text:style-name="T355">○ ○ ○ ►</text:span><text:span text:style-name="T252"> </text:span><text:span text:style-name="T312">I</text:span><text:span text:style-name="T272">nteracting with the weird, esoteric, and uncanny on its own terms—</text:span><text:span text:style-name="T313">or at least you think so.</text:span></text:p>
      <text:p text:style-name="P13"><text:span text:style-name="T313"/></text:p>
      <text:p text:style-name="P14"><text:span text:style-name="T355">○ </text:span><text:span text:style-name="T364">🗣</text:span><text:span text:style-name="T362">Profession</text:span><text:span text:style-name="T363">al Skills</text:span><text:span text:style-name="T356"> </text:span><text:span text:style-name="T355">○ ○ ○ ►</text:span><text:span text:style-name="T252"> </text:span><text:span text:style-name="T312">A</text:span><text:span text:style-name="T284">pplying </text:span><text:span text:style-name="T286">the </text:span><text:span text:style-name="T307">educated</text:span><text:span text:style-name="T289">, </text:span><text:span text:style-name="T305">practiced, or </text:span><text:span text:style-name="T308">specialized</text:span><text:span text:style-name="T289"> </text:span><text:span text:style-name="T285">knowledge and skills </text:span><text:span text:style-name="T286">of </text:span><text:span text:style-name="T305">your</text:span><text:span text:style-name="T288"> </text:span><text:span text:style-name="T310">trade or </text:span><text:span text:style-name="T309">p</text:span><text:span text:style-name="T305">rofession</text:span><text:span text:style-name="T287">.</text:span></text:p>
      <text:p text:style-name="P14"><text:span text:style-name="T287"/></text:p>
      <text:h text:style-name="Heading_20_2" text:outline-level="2"><text:span text:style-name="T461">§ Story</text:span> Moves</text:h>
      <text:p text:style-name="P52"><text:span text:style-name="T252">“</text:span><text:span text:style-name="T291">Someone” means </text:span><text:span text:style-name="T295">a person or </text:span><text:span text:style-name="T291">anything animate. “</text:span><text:span text:style-name="T293">Something” means </text:span><text:span text:style-name="T302">anything</text:span><text:span text:style-name="T294"> </text:span><text:span text:style-name="T293">inanimate.</text:span></text:p>
      <text:p text:style-name="P36"/>
      <text:p text:style-name="P53"><text:span text:style-name="T409">Fuck ‘em up</text:span><text:span text:style-name="T399"> ►</text:span><text:span text:style-name="T196"> </text:span><text:span text:style-name="T221">You want to injure, incapacitate, or kill someone</text:span><text:span text:style-name="T197">, </text:span><text:span text:style-name="T198">so y</text:span><text:span text:style-name="T190">ou </text:span><text:span text:style-name="T222">get your hands dirty.</text:span></text:p>
      <text:p text:style-name="P53"><text:span text:style-name="T314"/></text:p>
      <text:p text:style-name="P80"><text:span text:style-name="T410">Compel compliance</text:span><text:span text:style-name="T369"> ► </text:span><text:span text:style-name="T274">You want </text:span><text:span text:style-name="T292">someone</text:span><text:span text:style-name="T274"> </text:span><text:span text:style-name="T278">to </text:span><text:span text:style-name="T274">do </text:span><text:span text:style-name="T281">your will</text:span><text:span text:style-name="T274">, so you </text:span><text:span text:style-name="T280">direct, </text:span><text:span text:style-name="T279">entice, </text:span><text:span text:style-name="T275">coerce, </text:span><text:span text:style-name="T276">or force </text:span><text:span text:style-name="T277">them</text:span><text:span text:style-name="T274">.</text:span></text:p>
      <text:p text:style-name="P80"><text:span text:style-name="T274"/></text:p>
      <text:p text:style-name="P45"><text:span text:style-name="T109">Un-ass the area</text:span> ►<text:span text:style-name="T4"> </text:span><text:span text:style-name="T50">You don’t want </text:span><text:span text:style-name="T91">(</text:span><text:span text:style-name="T89">someone</text:span><text:span text:style-name="T91">)</text:span><text:span text:style-name="T89"> </text:span><text:span text:style-name="T50">to </text:span><text:span text:style-name="T92">get injured or hurt</text:span><text:span text:style-name="T133">, so y</text:span><text:span text:style-name="T6">ou </text:span><text:span text:style-name="T90">(help them) </text:span><text:span text:style-name="T37">dodge, evade, </text:span><text:span text:style-name="T93">flee, or </text:span><text:span text:style-name="T94">shelter from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 </text:span></text:p>
      <text:p text:style-name="P45"><text:span text:style-name="T6"/></text:p>
      <text:p text:style-name="P83"><text:span text:style-name="T105">Parkour!</text:span><text:span text:style-name="T114"> ►</text:span><text:span text:style-name="T153"> </text:span><text:span text:style-name="T154">You want to be </text:span><text:span text:style-name="T155">some other specific place</text:span><text:span text:style-name="T154">, urgently, </text:span><text:span text:style-name="T156">so you traverse terrain that’s</text:span><text:span text:style-name="T154"> challenging or dangerous in its own right</text:span><text:span text:style-name="T157">—</text:span><text:span text:style-name="T158">the terrain need not be concrete.</text:span></text:p>
      <text:p text:style-name="P80"><text:span text:style-name="T274"/></text:p>
      <text:p text:style-name="P81"><text:span text:style-name="T104">Make it chooch</text:span><text:span text:style-name="T111"> ►</text:span><text:span text:style-name="T116"> </text:span><text:span text:style-name="T134">You want a </text:span><text:span text:style-name="T129">broken, </text:span><text:span text:style-name="T131">unreliable,</text:span><text:span text:style-name="T129"> </text:span><text:span text:style-name="T128">or unfamiliar </text:span><text:span text:style-name="T140">mechanism or </text:span><text:span text:style-name="T116">artifact </text:span><text:span text:style-name="T136">to</text:span><text:span text:style-name="T116"> do </text:span><text:span text:style-name="T134">something useful</text:span><text:span text:style-name="T116">, </text:span><text:span text:style-name="T134">so you </text:span><text:span text:style-name="T137">roll up your sleeves </text:span><text:span text:style-name="T139">and</text:span><text:span text:style-name="T137"> </text:span><text:span text:style-name="T134">get to </text:span><text:span text:style-name="T135">work</text:span><text:span text:style-name="T138">.</text:span></text:p>
      <text:p text:style-name="P81"><text:span text:style-name="T138"/></text:p>
      <text:p text:style-name="P42"><text:span text:style-name="T101">Go apeshit</text:span> ►<text:span text:style-name="T4"> </text:span><text:span text:style-name="T48">You want </text:span><text:span text:style-name="T49">some </text:span><text:span text:style-name="T48">inanimate </text:span><text:span text:style-name="T49">object to stop working or existing, so you disrupt, </text:span><text:span text:style-name="T62">ruin</text:span><text:span text:style-name="T49">, or destroy it.</text:span></text:p>
      <text:p text:style-name="P46"><text:span text:style-name="T40"/></text:p>
      <text:p text:style-name="P47"><text:span text:style-name="T101">Medic!</text:span> ►<text:span text:style-name="T4"> </text:span><text:span text:style-name="T141">You want to stabilize </text:span><text:span text:style-name="T142">or improve </text:span><text:span text:style-name="T141">someone’s ⌞health⌝</text:span><text:span text:style-name="T52">, so you </text:span><text:span text:style-name="T46">attend</text:span><text:span text:style-name="T43"> </text:span><text:span text:style-name="T52">to their </text:span><text:span text:style-name="T4">injuries or illness.</text:span></text:p>
      <text:p text:style-name="P47"><text:span text:style-name="T4"/></text:p>
      <text:p text:style-name="P44"><text:span text:style-name="T101">Scope </text:span><text:span text:style-name="T106">it out</text:span> ►<text:span text:style-name="T4"> </text:span><text:span text:style-name="T53">You want more </text:span><text:span text:style-name="T60">details and </text:span><text:span text:style-name="T53">information about your surroundings</text:span><text:span text:style-name="T58"> or their </text:span><text:span text:style-name="T59">contents and </text:span><text:span text:style-name="T58">inhabitants</text:span><text:span text:style-name="T53">, so y</text:span><text:span text:style-name="T43">ou survey, observe, </text:span><text:span text:style-name="T47">and intuit</text:span><text:span text:style-name="T7">.</text:span></text:p>
      <text:p text:style-name="P44"><text:span text:style-name="T7"/></text:p>
      <text:p text:style-name="P48"><text:span text:style-name="T101">Connect the dots</text:span> ►<text:span text:style-name="T4"> </text:span><text:span text:style-name="T54">You want </text:span><text:span text:style-name="T56">to extract </text:span><text:span text:style-name="T57">useful</text:span><text:span text:style-name="T56"> information from </text:span><text:span text:style-name="T57">clues, </text:span><text:span text:style-name="T56">data, </text:span><text:span text:style-name="T57">or details</text:span><text:span text:style-name="T56"> you’ve got, </text:span><text:span text:style-name="T61">so you apply and collate </text:span><text:span text:style-name="T63">what you know</text:span><text:span text:style-name="T61">.</text:span></text:p>
      <text:p text:style-name="P48"><text:span text:style-name="T61"/></text:p>
      <text:p text:style-name="P46"><text:span text:style-name="T107">Schmooze ‘em</text:span><text:span text:style-name="T419"> ►</text:span><text:span text:style-name="T5"> </text:span><text:span text:style-name="T54">You want to</text:span><text:span text:style-name="T44"> build</text:span><text:span text:style-name="T5"> rapport, trust, </text:span><text:span text:style-name="T65">or </text:span><text:span text:style-name="T66">graces</text:span><text:span text:style-name="T5"> with someone, </text:span><text:span text:style-name="T54">so you do something you think they’ll like or respect.</text:span></text:p>
      <text:p text:style-name="P46"><text:span text:style-name="T54"/></text:p>
      <text:p text:style-name="P82"><text:span text:style-name="T101">Fool ‘em</text:span> ►<text:span text:style-name="T4"> </text:span><text:span text:style-name="T55">You want to control what someone believes, so y</text:span><text:span text:style-name="T45">ou deceive or misdirect</text:span><text:span text:style-name="T4"> </text:span><text:span text:style-name="T55">them</text:span><text:span text:style-name="T4">.</text:span></text:p>
      <text:p text:style-name="P82"><text:span text:style-name="T4"/></text:p>
      <text:p text:style-name="P84"><text:span text:style-name="T408">Go dark</text:span><text:span text:style-name="T394"> ►</text:span><text:span text:style-name="T188"> </text:span><text:span text:style-name="T202">You want to avoid the consequences of discovery or detection, </text:span><text:span text:style-name="T203">so you take precautions or </text:span><text:span text:style-name="T204">special </text:span><text:span text:style-name="T203">care.</text:span></text:p>
      <text:h text:style-name="Heading_20_2" text:outline-level="2"><text:soft-page-break/><text:span text:style-name="T463">§ Common </text:span>Moves</text:h>
      <text:p text:style-name="P15"><text:span text:style-name="T101">Resist consequences</text:span> ►<text:span text:style-name="T4"> </text:span><text:span text:style-name="T70">If y</text:span><text:span text:style-name="T316">ou don’t like the consequences or complications the GM </text:span><text:span text:style-name="T317">describes</text:span><text:span text:style-name="T316"> </text:span><text:span text:style-name="T318">when you </text:span><text:span text:style-name="T365">🡖🡓</text:span><text:span text:style-name="T251"> </text:span><text:span text:style-name="T319">on a </text:span><text:span text:style-name="T311">⌞</text:span><text:span text:style-name="T319">story move⌝,</text:span><text:span text:style-name="T251"> </text:span><text:span text:style-name="T257">speak up and </text:span><text:span text:style-name="T366">s</text:span><text:span text:style-name="T367">pend 1 Resist</text:span><text:span text:style-name="T320"> to </text:span><text:span text:style-name="T321">insist they invent something less drastic </text:span><text:span text:style-name="T322">instead. </text:span><text:span text:style-name="T323">This isn’t the same as </text:span><text:span text:style-name="T311">⌞</text:span><text:span text:style-name="T407">dispute fiction⌝</text:span><text:span text:style-name="T323">; resist consequences whenever you think it’s </text:span><text:span text:style-name="T324">advantageous</text:span><text:span text:style-name="T323"> </text:span><text:span text:style-name="T325">in-game.</text:span></text:p>
      <text:p text:style-name="P15"><text:span text:style-name="T325"/></text:p>
      <text:p text:style-name="P16"><text:span text:style-name="T102">Buy </text:span><text:span text:style-name="T101">Resist</text:span> ►<text:span text:style-name="T4"> </text:span><text:span text:style-name="T79">Any time you make a </text:span><text:span text:style-name="T311">⌞</text:span><text:span text:style-name="T143">story move⌝ and</text:span><text:span text:style-name="T79"> </text:span><text:span text:style-name="T248">🡕</text:span><text:span text:style-name="T365">🡒</text:span><text:span text:style-name="T251">, </text:span><text:span text:style-name="T326">you </text:span><text:span text:style-name="T327">can </text:span><text:span text:style-name="T326">announce that you wish to convert it to </text:span><text:span text:style-name="T365">🡖</text:span><text:span text:style-name="T251"> </text:span><text:span text:style-name="T326">and restore 1 Resist. </text:span><text:span text:style-name="T350">The GM has veto, but you </text:span><text:span text:style-name="T351">should suggest the</text:span><text:span text:style-name="T350"> complication or cost.</text:span></text:p>
      <text:p text:style-name="P16"><text:span text:style-name="T326"/></text:p>
      <text:p text:style-name="P91"><text:span text:style-name="T411">Lead the group</text:span><text:span text:style-name="T421"> ► </text:span><text:span text:style-name="T162">Spend 1 Resist. </text:span><text:span text:style-name="T438">Y</text:span><text:span text:style-name="T437">ou lead </text:span><text:span text:style-name="T439">others </text:span><text:span text:style-name="T437">in a </text:span><text:span text:style-name="T370">⌞</text:span><text:span text:style-name="T162">story move⌝ </text:span><text:span text:style-name="T164">where you’ll succeed or fail as a group</text:span><text:span text:style-name="T162">. </text:span><text:span text:style-name="T163">You r</text:span><text:span text:style-name="T162">oll the move as normal</text:span><text:span text:style-name="T178"> </text:span><text:span text:style-name="T163">and everyone canonically shares your result</text:span><text:span text:style-name="T162">. </text:span><text:span text:style-name="T168">Before you continue the story, use your result from the story move below:</text:span></text:p>
      <text:p text:style-name="P39"/>
      <text:p text:style-name="P85"><text:span text:style-name="T392">🡕</text:span><text:span text:style-name="T371"> You restore 1 Resist </text:span><text:span text:style-name="T372">and continue the story.</text:span></text:p>
      <text:p text:style-name="P87"><text:span text:style-name="T392">🡒🡖</text:span><text:span text:style-name="T373"> </text:span><text:span text:style-name="T374">E</text:span><text:span text:style-name="T375">veryone else rolls the same story move. </text:span><text:span text:style-name="T376">T</text:span><text:span text:style-name="T375">hey are free to describe </text:span><text:span text:style-name="T376">their actions </text:span><text:span text:style-name="T375">individually, </text:span><text:span text:style-name="T377">along with </text:span><text:span text:style-name="T375">what </text:span><text:span text:style-name="T378">aptitudes</text:span><text:span text:style-name="T375"> they’re </text:span><text:span text:style-name="T378">exercising</text:span><text:span text:style-name="T375">. </text:span><text:span text:style-name="T379">Their results don’t change the </text:span><text:span text:style-name="T380">story</text:span><text:span text:style-name="T379">, but i</text:span><text:span text:style-name="T375">f everyone </text:span><text:span text:style-name="T392">🡕🡒🡖</text:span><text:span text:style-name="T464">,</text:span><text:span text:style-name="T381"> </text:span><text:span text:style-name="T375">you </text:span><text:span text:style-name="T382">restore</text:span><text:span text:style-name="T375"> 1 Resist </text:span><text:span text:style-name="T390">before continuing </text:span><text:span text:style-name="T391">the story.</text:span></text:p>
      <text:p text:style-name="P86"/>
      <text:p text:style-name="P57">Grit your teeth<text:span text:style-name="T115"> </text:span><text:span text:style-name="T169">► </text:span><text:span text:style-name="T161">In order to resist or overcome some overwhelming feeling or compulsion, you summon all of your willpower and determination.</text:span></text:p>
      <text:p text:style-name="P57"><text:span text:style-name="T161"/></text:p>
      <text:p text:style-name="P58"><text:span text:style-name="T175">When you make this move, decide with the GM on </text:span><text:span text:style-name="T176">how much the feeling or compulsion resonates with your Concept and Drives</text:span><text:span text:style-name="T173">:</text:span></text:p>
      <text:list xml:id="list2224110111" text:style-name="L6">
        <text:list-item>
          <text:p text:style-name="P77"><text:span text:style-name="T179">⊞−</text:span><text:span text:style-name="T181">1 </text:span><text:span text:style-name="T177">if it reinforces your concept.</text:span></text:p>
        </text:list-item>
        <text:list-item>
          <text:p text:style-name="P73"><text:span text:style-name="T179">⊞</text:span><text:span text:style-name="T182">+0</text:span><text:span text:style-name="T177"> if it has nothing to do with your concept.</text:span></text:p>
        </text:list-item>
        <text:list-item>
          <text:p text:style-name="P73"><text:span text:style-name="T179">⊞</text:span><text:span text:style-name="T182">+1</text:span><text:span text:style-name="T177"> if it opposes your concept.</text:span></text:p>
        </text:list-item>
      </text:list>
      <text:p text:style-name="P58"><text:span text:style-name="T170"/></text:p>
      <text:p text:style-name="P76"><text:span text:style-name="T223">🡕</text:span><text:span text:style-name="T188"> </text:span><text:span text:style-name="T217">You resist or overcome the feeling/compulsion, and you get 1XP.</text:span></text:p>
      <text:p text:style-name="P90"><text:span text:style-name="T404">🡒</text:span><text:span text:style-name="T216"> </text:span><text:span text:style-name="T218">You resist or overcome the feeling/compulsion.</text:span></text:p>
      <text:p text:style-name="P72"><text:span text:style-name="T223">🡖</text:span><text:span text:style-name="T188"> </text:span><text:span text:style-name="T219">You suppress the feeling/compulsion, but it’s still there. </text:span><text:span text:style-name="T220">Choose a related</text:span><text:span text:style-name="T219"> ⌞status⌝ </text:span><text:span text:style-name="T220">to keep </text:span><text:span text:style-name="T219">for the rest of the scene.</text:span></text:p>
      <text:p text:style-name="P67"><text:span text:style-name="T180">🡓</text:span><text:span text:style-name="T171"> </text:span><text:span text:style-name="T172">You </text:span><text:span text:style-name="T174">spend 1 Resist </text:span><text:span text:style-name="T183">or</text:span><text:span text:style-name="T172"> succumb to the feeling/compulsion.</text:span></text:p>
      <text:p text:style-name="P78"><text:span text:style-name="T101">Take harm</text:span> ► <text:span text:style-name="T80">You take </text:span><text:span text:style-name="T311">⌞</text:span><text:span text:style-name="T144">harm</text:span><text:span text:style-name="T328">⌝</text:span><text:span text:style-name="T80"> when you’re injured or hurt in some way (or if a move says so). </text:span><text:span text:style-name="T329">Unless a move says specifically how much harm </text:span><text:span text:style-name="T330">you take</text:span><text:span text:style-name="T329">, </text:span><text:span text:style-name="T331">use the </text:span><text:span text:style-name="T332">harm scale </text:span><text:span text:style-name="T328">in the Meta playbook.</text:span></text:p>
      <text:p text:style-name="P37"/>
      <text:p text:style-name="P17"><text:span text:style-name="T328">W</text:span><text:span text:style-name="T250">hen you take harm, </text:span><text:span text:style-name="T333">take these steps:</text:span></text:p>
      <text:p text:style-name="P38"/>
      <text:list xml:id="list3092255436" text:style-name="L1">
        <text:list-item>
          <text:p text:style-name="P74"><text:span text:style-name="T250">Make any moves you </text:span><text:span text:style-name="T393">can</text:span><text:span text:style-name="T250"> make.</text:span></text:p>
        </text:list-item>
        <text:list-item>
          <text:p text:style-name="P60"><text:span text:style-name="T250">Make any moves you </text:span><text:span text:style-name="T393">must</text:span><text:span text:style-name="T250"> make.</text:span></text:p>
        </text:list-item>
        <text:list-item>
          <text:p text:style-name="P65"><text:span text:style-name="T333">Decide </text:span><text:span text:style-name="T334">if you have ⌞armor⌝ that </text:span><text:span text:style-name="T335">applies</text:span><text:span text:style-name="T334">.</text:span></text:p>
        </text:list-item>
        <text:list-item>
          <text:p text:style-name="P61"><text:span text:style-name="T336">If </text:span><text:span text:style-name="T337">now</text:span><text:span text:style-name="T338"> ⌊harm</text:span><text:span text:style-name="T339"> </text:span><text:span text:style-name="T336">≤ 0⌋, </text:span><text:span text:style-name="T340">this move is over. </text:span><text:span text:style-name="T341">Otherwise continue.</text:span></text:p>
        </text:list-item>
        <text:list-item>
          <text:p text:style-name="P62"><text:span text:style-name="T340">T</text:span><text:span text:style-name="T250">ell the GM how much harm you’re taking. They’ll roll </text:span><text:span text:style-name="T342">some dice </text:span><text:span text:style-name="T250">and </text:span><text:span text:style-name="T343">say </text:span><text:span text:style-name="T250">if </text:span><text:span text:style-name="T344">anything changes.</text:span></text:p>
        </text:list-item>
        <text:list-item>
          <text:p text:style-name="P66">Write down any status you may have gotten.</text:p>
        </text:list-item>
        <text:list-item>
          <text:p text:style-name="P66">Lose 1 health for each harm.</text:p>
        </text:list-item>
        <text:list-item>
          <text:p text:style-name="P63"><text:span text:style-name="T250">If you have 0 health, ⌞</text:span><text:span text:style-name="T405">you die⌝</text:span><text:span text:style-name="T250"> </text:span><text:span text:style-name="T345">and this </text:span><text:span text:style-name="T346">move is over.</text:span></text:p>
        </text:list-item>
        <text:list-item>
          <text:p text:style-name="P64"><text:span text:style-name="T250">Make any moves you </text:span><text:span text:style-name="T393">must</text:span><text:span text:style-name="T250"> make when you lose health (vs take harm).</text:span></text:p>
          <text:p text:style-name="P88"><text:span text:style-name="T250"/></text:p>
        </text:list-item>
      </text:list>
      <text:p text:style-name="P54"><text:span text:style-name="T368">A</text:span><text:span text:style-name="T353">rmor ►</text:span><text:span text:style-name="T250"> Armor is </text:span><text:span text:style-name="T347">worn</text:span><text:span text:style-name="T250"> to protect you from </text:span><text:span text:style-name="T311">⌞</text:span><text:span text:style-name="T250">harm⌝. </text:span><text:span text:style-name="T347">Armor has a rating in the range 1-3. </text:span><text:span text:style-name="T348">If it would make sense for your armor to protect you from the kind of harm you’re taking, reduce the harm by the armor’s rating.</text:span></text:p>
      <text:p text:style-name="P40"/>
      <text:p text:style-name="P18"><text:span text:style-name="T383">When determining the rating of armor, look at the </text:span><text:span text:style-name="T384">harm </text:span><text:span text:style-name="T383">scale and decide what </text:span><text:span text:style-name="T385">severity</text:span><text:span text:style-name="T386"> </text:span><text:span text:style-name="T383">of injury the armor would protect you from.</text:span></text:p>
      <text:p text:style-name="P18"><text:span text:style-name="T383"/></text:p>
      <text:p text:style-name="P19"><text:span text:style-name="T101">You die</text:span> ► <text:span text:style-name="T4">You’ve lost your last </text:span><text:span text:style-name="T311">⌞</text:span><text:span text:style-name="T4">health⌝ or a move says </text:span><text:span text:style-name="T125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32"/>
      <text:p text:style-name="P20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370">⌞</text:span><text:span text:style-name="T4">status⌝ of the GM’s choice. </text:span><text:span text:style-name="T16">Explain what happened </text:span><text:span text:style-name="T18">to the group.</text:span></text:p>
      <text:p text:style-name="P20"><text:span text:style-name="T18"/></text:p>
      <text:p text:style-name="P21"/>
      <text:p text:style-name="P79"><text:span text:style-name="T108">Recuperate health</text:span><text:span text:style-name="T103"> ►</text:span><text:span text:style-name="T147"> </text:span><text:span text:style-name="T148">If you don’t have access to accelerated healing, you can heal naturally by resting and recuperating. It takes 1 month of limited exertion to heal 1 health. </text:span><text:span text:style-name="T151">Any time</text:span><text:span text:style-name="T148"> you engage in </text:span><text:span text:style-name="T152">an</text:span><text:span text:style-name="T148"> activity that would strain or exert the injured part of your body, </text:span><text:span text:style-name="T149">you </text:span><text:span text:style-name="T150">make no </text:span><text:span text:style-name="T149">progress </text:span><text:span text:style-name="T150">healing </text:span><text:span text:style-name="T149">that week</text:span><text:span text:style-name="T148">. If you </text:span><text:span text:style-name="T159">lose health again </text:span><text:span text:style-name="T160">while healing</text:span><text:span text:style-name="T159">, </text:span><text:span text:style-name="T148">start over.</text:span></text:p>
      <text:p text:style-name="P25"><text:span text:style-name="T103"/></text:p>
      <text:p text:style-name="P24"><text:span text:style-name="T103">Earn </text:span><text:span text:style-name="T101">XP</text:span> ►<text:span text:style-name="T4"> </text:span><text:span text:style-name="T26">When you finish a play session</text:span><text:span text:style-name="T422">, </text:span><text:span text:style-name="T423">it’s time to </text:span><text:span text:style-name="T431">decide</text:span><text:span text:style-name="T423"> what ⌞XP⌝ you’ve earned</text:span><text:span text:style-name="T429">. </text:span><text:span text:style-name="T423">Talk as a group about this: maybe they remember something you forgot. </text:span><text:span text:style-name="T424">Ultimately, though, it’s up to you.</text:span></text:p>
      <text:p text:style-name="P55"/>
      <text:p text:style-name="P26"><text:span text:style-name="T424">Y</text:span><text:span text:style-name="T421">ou get 1 XP for each item </text:span><text:span text:style-name="T434">below that</text:span><text:span text:style-name="T421"> you </text:span><text:span text:style-name="T430">(not the GM) </text:span><text:span text:style-name="T421">think is true for this play session. </text:span><text:span text:style-name="T435">Y</text:span><text:span text:style-name="T434">ou can only take </text:span><text:span text:style-name="T435">each item </text:span><text:span text:style-name="T434">once, even if you did the thing multiple times in the session.</text:span></text:p>
      <text:p text:style-name="P56"/>
      <text:list xml:id="list2933924489" text:style-name="L2">
        <text:list-item>
          <text:p text:style-name="P75"><text:span text:style-name="T440">A</text:span><text:span text:style-name="T421">t no point did </text:span><text:span text:style-name="T100">⌞you die⌝</text:span><text:span text:style-name="T161">.</text:span></text:p>
        </text:list-item>
        <text:list-item>
          <text:p text:style-name="P68"><text:span text:style-name="T440">Y</text:span><text:span text:style-name="T421">ou made a particularly badass </text:span><text:span text:style-name="T443">or clutch</text:span><text:span text:style-name="T421"> </text:span><text:span text:style-name="T161">⌞</text:span><text:span text:style-name="T166">story move⌝</text:span><text:span text:style-name="T421"> that </text:span><text:span text:style-name="T428">reinforced your</text:span><text:span text:style-name="T425"> Concept.</text:span></text:p>
        </text:list-item>
        <text:list-item>
          <text:p text:style-name="P69"><text:span text:style-name="T440">Y</text:span><text:span text:style-name="T421">ou </text:span><text:span text:style-name="T427">suffered</text:span><text:span text:style-name="T421"> a particularly painful (or hilarious) blunder </text:span><text:span text:style-name="T432">as a result of</text:span><text:span text:style-name="T421"> </text:span><text:span text:style-name="T426">playing to your Concept—</text:span><text:span text:style-name="T441">this </text:span><text:span text:style-name="T184">doesn’t</text:span><text:span text:style-name="T441"> have to be a </text:span><text:span text:style-name="T459">bad</text:span><text:span text:style-name="T442"> roll.</text:span></text:p>
        </text:list-item>
        <text:list-item>
          <text:p text:style-name="P70"><text:span text:style-name="T440">Y</text:span><text:span text:style-name="T421">ou </text:span><text:span text:style-name="T433">made </text:span><text:span text:style-name="T450">a </text:span><text:span text:style-name="T167">⌞</text:span><text:span text:style-name="T165">story move⌝ </text:span><text:span text:style-name="T433">to pursue</text:span><text:span text:style-name="T421"> </text:span><text:span text:style-name="T436">a </text:span><text:span text:style-name="T421">Drive.</text:span></text:p>
        </text:list-item>
        <text:list-item>
          <text:p text:style-name="P71"><text:span text:style-name="T421">You offer the GM </text:span><text:span text:style-name="T446">honest-</text:span><text:span text:style-name="T445">but-</text:span><text:span text:style-name="T447">g</text:span><text:span text:style-name="T421">entle constructive </text:span><text:span text:style-name="T449">feedback </text:span><text:span text:style-name="T421">when the</text:span><text:span text:style-name="T444">y do </text:span><text:span text:style-name="T448">GM </text:span><text:span text:style-name="T421">XP.</text:span></text:p>
          <text:p text:style-name="P89"><text:span text:style-name="T421"/></text:p>
        </text:list-item>
      </text:list>
      <text:p text:style-name="P23"><text:span text:style-name="T103">Level up</text:span><text:span text:style-name="T460"> ►</text:span><text:span text:style-name="T41"> </text:span><text:span text:style-name="T64">When you fill your last XP, </text:span><text:span text:style-name="T81">you can </text:span><text:span text:style-name="T64">spend all your XP to</text:span><text:span text:style-name="T42"> </text:span><text:span text:style-name="T64">f</text:span><text:span text:style-name="T205">ill </text:span><text:span text:style-name="T206">a </text:span><text:span text:style-name="T189">○ </text:span><text:span text:style-name="T207">in your playbook—</text:span><text:span text:style-name="T208">y</text:span><text:span text:style-name="T209">ou must fulfill all other criteria to buy the item.</text:span><text:span text:style-name="T349"> </text:span><text:span text:style-name="T364">🗣 </text:span><text:span text:style-name="T412">Instead</text:span><text:span text:style-name="T210"> of </text:span><text:span text:style-name="T211">buy</text:span><text:span text:style-name="T212">ing </text:span><text:span text:style-name="T213">a </text:span><text:span text:style-name="T189">○</text:span><text:span text:style-name="T210">, </text:span><text:span text:style-name="T214">the GM </text:span><text:span text:style-name="T413">might let you buy </text:span><text:span text:style-name="T414">or remove a permanent </text:span><text:span text:style-name="T370">⌞</text:span><text:span text:style-name="T414">status⌝</text:span><text:span text:style-name="T415">. </text:span><text:span text:style-name="T416">You </text:span><text:span text:style-name="T417">probably </text:span><text:span text:style-name="T416">can’t </text:span><text:span text:style-name="T417">buy a </text:span><text:span text:style-name="T387">△, </text:span><text:span text:style-name="T388">but you could ask </text:span><text:span text:style-name="T389">anyway.</text:span></text:p>
      <text:p text:style-name="P22"><text:span text:style-name="T38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b43db55" style:font-size-asian="7.84999990463257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" fo:font-family="'DejaVu Sans'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0f79e" officeooo:paragraph-rsid="0b30f79e" style:font-size-asian="16pt" style:font-weight-asian="bold" style:font-size-complex="16pt" style:font-weight-complex="bold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6T08:34:32.108330830</dc:date>
    <meta:editing-duration>P17DT20H15M48S</meta:editing-duration>
    <meta:editing-cycles>3544</meta:editing-cycles>
    <meta:generator>LibreOffice/6.0.7.3$Linux_X86_64 LibreOffice_project/00m0$Build-3</meta:generator>
    <meta:print-date>2021-12-03T16:35:10.439073049</meta:print-date>
    <meta:document-statistic meta:table-count="0" meta:image-count="0" meta:object-count="0" meta:page-count="2" meta:paragraph-count="83" meta:word-count="1615" meta:character-count="8702" meta:non-whitespace-character-count="7188"/>
  </office:meta>
</office:document-meta>
</file>